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078in"/>
    </style:style>
    <style:style style:name="co4" style:family="table-column">
      <style:table-column-properties fo:break-before="auto" style:column-width="0.8047in"/>
    </style:style>
    <style:style style:name="co5" style:family="table-column">
      <style:table-column-properties fo:break-before="auto" style:column-width="1.0472in"/>
    </style:style>
    <style:style style:name="co6" style:family="table-column">
      <style:table-column-properties fo:break-before="auto" style:column-width="1.6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516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1035in" svg:height="3.9913in" svg:x="5.1902in" svg:y="3.7346in">
            <draw:object draw:notify-on-update-of-ranges="Sheet1.G3:Sheet1.G12 Sheet1.G2:Sheet1.G2 Sheet1.A3:Sheet1.A12 Sheet1.O3:Sheet1.O12 Sheet1.O2:Sheet1.O2 Sheet1.A3:Sheet1.A12 Sheet1.H3:Sheet1.H12 Sheet1.H2:Sheet1.H2 Sheet1.A3:Sheet1.A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2"/>
          <table:table-cell table:number-columns-repeated="7"/>
          <table:table-cell table:style-name="ce7" office:value-type="string" calcext:value-type="string" table:number-columns-spanned="2" table:number-rows-spanned="1">
            <text:p>Current tangent vector</text:p>
          </table:table-cell>
          <table:covered-table-cell/>
          <table:table-cell table:number-columns-repeated="3"/>
        </table:table-row>
        <table:table-row table:style-name="ro2">
          <table:table-cell table:style-name="ce1" office:value-type="string" calcext:value-type="string">
            <text:p>Load</text:p>
          </table:table-cell>
          <table:table-cell office:value-type="string" calcext:value-type="string">
            <text:p>Cvs</text:p>
          </table:table-cell>
          <table:table-cell office:value-type="string" calcext:value-type="string">
            <text:p>Iterations</text:p>
          </table:table-cell>
          <table:table-cell table:style-name="ce1" office:value-type="string" calcext:value-type="string">
            <text:p>Load Steps</text:p>
          </table:table-cell>
          <table:table-cell table:style-name="ce1" office:value-type="string" calcext:value-type="string">
            <text:p>x disp @ Crown</text:p>
          </table:table-cell>
          <table:table-cell table:style-name="ce1" office:value-type="string" calcext:value-type="string">
            <text:p>y disp @ Crown</text:p>
          </table:table-cell>
          <table:table-cell table:style-name="ce1" office:value-type="string" calcext:value-type="string">
            <text:p>-x/R</text:p>
          </table:table-cell>
          <table:table-cell table:style-name="ce1" office:value-type="string" calcext:value-type="string">
            <text:p>-y/R</text:p>
          </table:table-cell>
          <table:table-cell table:style-name="ce1" office:value-type="string" calcext:value-type="string">
            <text:p>Curvature</text:p>
          </table:table-cell>
          <table:table-cell table:style-name="ce1" office:value-type="string" calcext:value-type="string">
            <text:p>Theta Z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Vector norm</text:p>
          </table:table-cell>
          <table:table-cell office:value-type="string" calcext:value-type="string">
            <text:p>Rotation angle</text:p>
          </table:table-cell>
          <table:table-cell office:value-type="string" calcext:value-type="string">
            <text:p>10*rot angle</text:p>
          </table:table-cell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-2.82287" calcext:value-type="float">
            <text:p>-2.82287</text:p>
          </table:table-cell>
          <table:table-cell table:style-name="ce1" office:value-type="float" office:value="-3.66892" calcext:value-type="float">
            <text:p>-3.66892</text:p>
          </table:table-cell>
          <table:table-cell table:style-name="ce1" table:formula="of:=-[.E3]/100" office:value-type="float" office:value="0.0282287" calcext:value-type="float">
            <text:p>0.0282287</text:p>
          </table:table-cell>
          <table:table-cell table:style-name="ce1" table:formula="of:=-[.F3]/100" office:value-type="float" office:value="0.0366892" calcext:value-type="float">
            <text:p>0.0366892</text:p>
          </table:table-cell>
          <table:table-cell table:style-name="ce1" office:value-type="float" office:value="0.00794604" calcext:value-type="float">
            <text:p>0.00794604</text:p>
          </table:table-cell>
          <table:table-cell table:style-name="ce1" office:value-type="float" office:value="-0.0138994" calcext:value-type="float">
            <text:p>-0.0138994</text:p>
          </table:table-cell>
          <table:table-cell office:value-type="float" office:value="0.99995" calcext:value-type="float">
            <text:p>0.99995</text:p>
          </table:table-cell>
          <table:table-cell office:value-type="float" office:value="-0.00986377" calcext:value-type="float">
            <text:p>-0.00986377</text:p>
          </table:table-cell>
          <table:table-cell table:formula="of:=SQRT([.K3]^2+[.L3]^2)" office:value-type="float" office:value="0.999998648228393" calcext:value-type="float">
            <text:p>0.999998648228393</text:p>
          </table:table-cell>
          <table:table-cell table:formula="of:=ACOS([.K3]/[.M3])" office:value-type="float" office:value="0.00986394328877216" calcext:value-type="float">
            <text:p>0.009863943288772</text:p>
          </table:table-cell>
          <table:table-cell table:formula="of:=10*[.N3]" office:value-type="float" office:value="0.0986394328877216" calcext:value-type="float">
            <text:p>0.098639432887722</text:p>
          </table:table-cell>
        </table:table-row>
        <table:table-row table:style-name="ro3">
          <table:table-cell table:style-name="ce1" office:value-type="float" office:value="2.5" calcext:value-type="float">
            <text:p>2.5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-9.78556" calcext:value-type="float">
            <text:p>-9.78556</text:p>
          </table:table-cell>
          <table:table-cell table:style-name="ce1" office:value-type="float" office:value="-11.7237" calcext:value-type="float">
            <text:p>-11.7237</text:p>
          </table:table-cell>
          <table:table-cell table:style-name="ce1" table:formula="of:=-[.E4]/100" office:value-type="float" office:value="0.0978556" calcext:value-type="float">
            <text:p>0.0978556</text:p>
          </table:table-cell>
          <table:table-cell table:style-name="ce1" table:formula="of:=-[.F4]/100" office:value-type="float" office:value="0.117237" calcext:value-type="float">
            <text:p>0.117237</text:p>
          </table:table-cell>
          <table:table-cell table:style-name="ce1" office:value-type="float" office:value="0.00433018" calcext:value-type="float">
            <text:p>0.00433018</text:p>
          </table:table-cell>
          <table:table-cell table:style-name="ce1" office:value-type="float" office:value="-0.0421319" calcext:value-type="float">
            <text:p>-0.0421319</text:p>
          </table:table-cell>
          <table:table-cell office:value-type="float" office:value="0.999515" calcext:value-type="float">
            <text:p>0.999515</text:p>
          </table:table-cell>
          <table:table-cell office:value-type="float" office:value="-0.0310151" calcext:value-type="float">
            <text:p>-0.0310151</text:p>
          </table:table-cell>
          <table:table-cell table:formula="of:=SQRT([.K4]^2+[.L4]^2)" office:value-type="float" office:value="0.999996085818844" calcext:value-type="float">
            <text:p>0.999996085818844</text:p>
          </table:table-cell>
          <table:table-cell table:formula="of:=ACOS([.K4]/[.M4])" office:value-type="float" office:value="0.0310201960370326" calcext:value-type="float">
            <text:p>0.031020196037033</text:p>
          </table:table-cell>
          <table:table-cell table:formula="of:=10*[.N4]" office:value-type="float" office:value="0.310201960370326" calcext:value-type="float">
            <text:p>0.310201960370326</text:p>
          </table:table-cell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-22.0279" calcext:value-type="float">
            <text:p>-22.0279</text:p>
          </table:table-cell>
          <table:table-cell table:style-name="ce1" office:value-type="float" office:value="-25.6947" calcext:value-type="float">
            <text:p>-25.6947</text:p>
          </table:table-cell>
          <table:table-cell table:style-name="ce1" table:formula="of:=-[.E5]/100" office:value-type="float" office:value="0.220279" calcext:value-type="float">
            <text:p>0.220279</text:p>
          </table:table-cell>
          <table:table-cell table:style-name="ce1" table:formula="of:=-[.F5]/100" office:value-type="float" office:value="0.256947" calcext:value-type="float">
            <text:p>0.256947</text:p>
          </table:table-cell>
          <table:table-cell table:style-name="ce1" office:value-type="float" office:value="0.000140456" calcext:value-type="float">
            <text:p>0.000140456</text:p>
          </table:table-cell>
          <table:table-cell table:style-name="ce1" office:value-type="float" office:value="-0.0837582" calcext:value-type="float">
            <text:p>-0.0837582</text:p>
          </table:table-cell>
          <table:table-cell office:value-type="float" office:value="0.997954" calcext:value-type="float">
            <text:p>0.997954</text:p>
          </table:table-cell>
          <table:table-cell office:value-type="float" office:value="-0.0638806" calcext:value-type="float">
            <text:p>-0.0638806</text:p>
          </table:table-cell>
          <table:table-cell table:formula="of:=SQRT([.K5]^2+[.L5]^2)" office:value-type="float" office:value="0.999996458579909" calcext:value-type="float">
            <text:p>0.999996458579909</text:p>
          </table:table-cell>
          <table:table-cell table:formula="of:=ACOS([.K5]/[.M5])" office:value-type="float" office:value="0.0639243532598022" calcext:value-type="float">
            <text:p>0.063924353259802</text:p>
          </table:table-cell>
          <table:table-cell table:formula="of:=10*[.N5]" office:value-type="float" office:value="0.639243532598022" calcext:value-type="float">
            <text:p>0.639243532598022</text:p>
          </table:table-cell>
        </table:table-row>
        <table:table-row table:style-name="ro3">
          <table:table-cell table:style-name="ce1" office:value-type="float" office:value="6.5" calcext:value-type="float">
            <text:p>6.5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-47.8721" calcext:value-type="float">
            <text:p>-47.8721</text:p>
          </table:table-cell>
          <table:table-cell table:style-name="ce1" office:value-type="float" office:value="-67.7067" calcext:value-type="float">
            <text:p>-67.7067</text:p>
          </table:table-cell>
          <table:table-cell table:style-name="ce1" table:formula="of:=-[.E6]/100" office:value-type="float" office:value="0.478721" calcext:value-type="float">
            <text:p>0.478721</text:p>
          </table:table-cell>
          <table:table-cell table:style-name="ce1" table:formula="of:=-[.F6]/100" office:value-type="float" office:value="0.677067" calcext:value-type="float">
            <text:p>0.677067</text:p>
          </table:table-cell>
          <table:table-cell table:style-name="ce1" table:number-columns-repeated="2"/>
          <table:table-cell office:value-type="float" office:value="0.992053" calcext:value-type="float">
            <text:p>0.992053</text:p>
          </table:table-cell>
          <table:table-cell office:value-type="float" office:value="-0.125845" calcext:value-type="float">
            <text:p>-0.125845</text:p>
          </table:table-cell>
          <table:table-cell table:formula="of:=SQRT([.K6]^2+[.L6]^2)" office:value-type="float" office:value="1.00000305941232" calcext:value-type="float">
            <text:p>1.00000305941232</text:p>
          </table:table-cell>
          <table:table-cell table:formula="of:=ACOS([.K6]/[.M6])" office:value-type="float" office:value="0.126179168819157" calcext:value-type="float">
            <text:p>0.126179168819157</text:p>
          </table:table-cell>
          <table:table-cell table:formula="of:=10*[.N6]" office:value-type="float" office:value="1.26179168819157" calcext:value-type="float">
            <text:p>1.26179168819157</text:p>
          </table:table-cell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-51.3459" calcext:value-type="float">
            <text:p>-51.3459</text:p>
          </table:table-cell>
          <table:table-cell table:style-name="ce1" office:value-type="float" office:value="-76.8614" calcext:value-type="float">
            <text:p>-76.8614</text:p>
          </table:table-cell>
          <table:table-cell table:style-name="ce1" table:formula="of:=-[.E7]/100" office:value-type="float" office:value="0.513459" calcext:value-type="float">
            <text:p>0.513459</text:p>
          </table:table-cell>
          <table:table-cell table:style-name="ce1" table:formula="of:=-[.F7]/100" office:value-type="float" office:value="0.768614" calcext:value-type="float">
            <text:p>0.768614</text:p>
          </table:table-cell>
          <table:table-cell table:style-name="ce1" office:value-type="float" office:value="0.0098646" calcext:value-type="float">
            <text:p>0.0098646</text:p>
          </table:table-cell>
          <table:table-cell table:style-name="ce1" office:value-type="float" office:value="-0.171809" calcext:value-type="float">
            <text:p>-0.171809</text:p>
          </table:table-cell>
          <table:table-cell office:value-type="float" office:value="0.991173" calcext:value-type="float">
            <text:p>0.991173</text:p>
          </table:table-cell>
          <table:table-cell office:value-type="float" office:value="-0.132615" calcext:value-type="float">
            <text:p>-0.132615</text:p>
          </table:table-cell>
          <table:table-cell table:formula="of:=SQRT([.K7]^2+[.L7]^2)" office:value-type="float" office:value="1.00000532706281" calcext:value-type="float">
            <text:p>1.00000532706281</text:p>
          </table:table-cell>
          <table:table-cell table:formula="of:=ACOS([.K7]/[.M7])" office:value-type="float" office:value="0.133006107006034" calcext:value-type="float">
            <text:p>0.133006107006034</text:p>
          </table:table-cell>
          <table:table-cell table:formula="of:=10*[.N7]" office:value-type="float" office:value="1.33006107006034" calcext:value-type="float">
            <text:p>1.33006107006034</text:p>
          </table:table-cell>
        </table:table-row>
        <table:table-row table:style-name="ro3">
          <table:table-cell table:style-name="ce1" office:value-type="float" office:value="7.5" calcext:value-type="float">
            <text:p>7.5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-54.1397" calcext:value-type="float">
            <text:p>-54.1397</text:p>
          </table:table-cell>
          <table:table-cell table:style-name="ce1" office:value-type="float" office:value="-86.3236" calcext:value-type="float">
            <text:p>-86.3236</text:p>
          </table:table-cell>
          <table:table-cell table:style-name="ce1" table:formula="of:=-[.E8]/100" office:value-type="float" office:value="0.541397" calcext:value-type="float">
            <text:p>0.541397</text:p>
          </table:table-cell>
          <table:table-cell table:style-name="ce1" table:formula="of:=-[.F8]/100" office:value-type="float" office:value="0.863236" calcext:value-type="float">
            <text:p>0.863236</text:p>
          </table:table-cell>
          <table:table-cell table:style-name="ce1" office:value-type="float" office:value="0.0111136" calcext:value-type="float">
            <text:p>0.0111136</text:p>
          </table:table-cell>
          <table:table-cell table:style-name="ce1" office:value-type="float" office:value="-0.178024" calcext:value-type="float">
            <text:p>-0.178024</text:p>
          </table:table-cell>
          <table:table-cell office:value-type="float" office:value="0.990669" calcext:value-type="float">
            <text:p>0.990669</text:p>
          </table:table-cell>
          <table:table-cell office:value-type="float" office:value="-0.136349" calcext:value-type="float">
            <text:p>-0.136349</text:p>
          </table:table-cell>
          <table:table-cell table:formula="of:=SQRT([.K8]^2+[.L8]^2)" office:value-type="float" office:value="1.00000805864853" calcext:value-type="float">
            <text:p>1.00000805864853</text:p>
          </table:table-cell>
          <table:table-cell table:formula="of:=ACOS([.K8]/[.M8])" office:value-type="float" office:value="0.136773943427887" calcext:value-type="float">
            <text:p>0.136773943427887</text:p>
          </table:table-cell>
          <table:table-cell table:formula="of:=10*[.N8]" office:value-type="float" office:value="1.36773943427887" calcext:value-type="float">
            <text:p>1.36773943427887</text:p>
          </table:table-cell>
        </table:table-row>
        <table:table-row table:style-name="ro3">
          <table:table-cell table:style-name="ce1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-56.2545" calcext:value-type="float">
            <text:p>-56.2545</text:p>
          </table:table-cell>
          <table:table-cell table:style-name="ce1" office:value-type="float" office:value="-93.9162" calcext:value-type="float">
            <text:p>-93.9162</text:p>
          </table:table-cell>
          <table:table-cell table:style-name="ce1" table:formula="of:=-[.E9]/100" office:value-type="float" office:value="0.562545" calcext:value-type="float">
            <text:p>0.562545</text:p>
          </table:table-cell>
          <table:table-cell table:style-name="ce1" table:formula="of:=-[.F9]/100" office:value-type="float" office:value="0.939162" calcext:value-type="float">
            <text:p>0.939162</text:p>
          </table:table-cell>
          <table:table-cell table:style-name="ce1" office:value-type="float" office:value="0.01219" calcext:value-type="float">
            <text:p>0.01219</text:p>
          </table:table-cell>
          <table:table-cell table:style-name="ce1" office:value-type="float" office:value="-0.180161" calcext:value-type="float">
            <text:p>-0.180161</text:p>
          </table:table-cell>
          <table:table-cell office:value-type="float" office:value="0.990669" calcext:value-type="float">
            <text:p>0.990669</text:p>
          </table:table-cell>
          <table:table-cell office:value-type="float" office:value="-0.136371" calcext:value-type="float">
            <text:p>-0.136371</text:p>
          </table:table-cell>
          <table:table-cell table:formula="of:=SQRT([.K9]^2+[.L9]^2)" office:value-type="float" office:value="1.00001105853985" calcext:value-type="float">
            <text:p>1.00001105853985</text:p>
          </table:table-cell>
          <table:table-cell table:formula="of:=ACOS([.K9]/[.M9])" office:value-type="float" office:value="0.136795737729241" calcext:value-type="float">
            <text:p>0.136795737729241</text:p>
          </table:table-cell>
          <table:table-cell table:formula="of:=10*[.N9]" office:value-type="float" office:value="1.36795737729241" calcext:value-type="float">
            <text:p>1.36795737729241</text:p>
          </table:table-cell>
        </table:table-row>
        <table:table-row table:style-name="ro3">
          <table:table-cell table:style-name="ce1" office:value-type="float" office:value="8.5" calcext:value-type="float">
            <text:p>8.5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-57.9754" calcext:value-type="float">
            <text:p>-57.9754</text:p>
          </table:table-cell>
          <table:table-cell table:style-name="ce1" office:value-type="float" office:value="-101.08" calcext:value-type="float">
            <text:p>-101.08</text:p>
          </table:table-cell>
          <table:table-cell table:style-name="ce1" table:formula="of:=-[.E10]/100" office:value-type="float" office:value="0.579754" calcext:value-type="float">
            <text:p>0.579754</text:p>
          </table:table-cell>
          <table:table-cell table:style-name="ce1" table:formula="of:=-[.F10]/100" office:value-type="float" office:value="1.0108" calcext:value-type="float">
            <text:p>1.0108</text:p>
          </table:table-cell>
          <table:table-cell table:style-name="ce1" office:value-type="float" office:value="0.0110583" calcext:value-type="float">
            <text:p>0.0110583</text:p>
          </table:table-cell>
          <table:table-cell table:style-name="ce1" office:value-type="float" office:value="-0.176219" calcext:value-type="float">
            <text:p>-0.176219</text:p>
          </table:table-cell>
          <table:table-cell office:value-type="float" office:value="0.991426" calcext:value-type="float">
            <text:p>0.991426</text:p>
          </table:table-cell>
          <table:table-cell office:value-type="float" office:value="-0.130781" calcext:value-type="float">
            <text:p>-0.130781</text:p>
          </table:table-cell>
          <table:table-cell table:formula="of:=SQRT([.K10]^2+[.L10]^2)" office:value-type="float" office:value="1.00001459161204" calcext:value-type="float">
            <text:p>1.00001459161204</text:p>
          </table:table-cell>
          <table:table-cell table:formula="of:=ACOS([.K10]/[.M10])" office:value-type="float" office:value="0.131154779947597" calcext:value-type="float">
            <text:p>0.131154779947597</text:p>
          </table:table-cell>
          <table:table-cell table:formula="of:=10*[.N10]" office:value-type="float" office:value="1.31154779947597" calcext:value-type="float">
            <text:p>1.31154779947597</text:p>
          </table:table-cell>
        </table:table-row>
        <table:table-row table:style-name="ro3">
          <table:table-cell table:style-name="ce1" office:value-type="float" office:value="8.97" calcext:value-type="float">
            <text:p>8.97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-59.7213" calcext:value-type="float">
            <text:p>-59.7213</text:p>
          </table:table-cell>
          <table:table-cell table:style-name="ce1" office:value-type="float" office:value="-109.729" calcext:value-type="float">
            <text:p>-109.729</text:p>
          </table:table-cell>
          <table:table-cell table:style-name="ce1" table:formula="of:=-[.E11]/100" office:value-type="float" office:value="0.597213" calcext:value-type="float">
            <text:p>0.597213</text:p>
          </table:table-cell>
          <table:table-cell table:style-name="ce1" table:formula="of:=-[.F11]/100" office:value-type="float" office:value="1.09729" calcext:value-type="float">
            <text:p>1.09729</text:p>
          </table:table-cell>
          <table:table-cell table:style-name="ce1" office:value-type="float" office:value="0.0134808" calcext:value-type="float">
            <text:p>0.0134808</text:p>
          </table:table-cell>
          <table:table-cell table:style-name="ce1" office:value-type="float" office:value="-0.159207" calcext:value-type="float">
            <text:p>-0.159207</text:p>
          </table:table-cell>
          <table:table-cell office:value-type="float" office:value="0.993612" calcext:value-type="float">
            <text:p>0.993612</text:p>
          </table:table-cell>
          <table:table-cell table:formula="of:=-0.113019 -0.000000000000214171" office:value-type="float" office:value="-0.113019000000214" calcext:value-type="float">
            <text:p>-0.113019000000214</text:p>
          </table:table-cell>
          <table:table-cell table:formula="of:=SQRT([.K11]^2+[.L11]^2)" office:value-type="float" office:value="1.00001905027107" calcext:value-type="float">
            <text:p>1.00001905027107</text:p>
          </table:table-cell>
          <table:table-cell table:formula="of:=ACOS([.K11]/[.M11])" office:value-type="float" office:value="0.113258830870368" calcext:value-type="float">
            <text:p>0.113258830870368</text:p>
          </table:table-cell>
          <table:table-cell table:formula="of:=10*[.N11]" office:value-type="float" office:value="1.13258830870368" calcext:value-type="float">
            <text:p>1.13258830870368</text:p>
          </table:table-cell>
        </table:table-row>
        <table:table-row table:style-name="ro3">
          <table:table-cell table:style-name="ce1" office:value-type="float" office:value="8.99" calcext:value-type="float">
            <text:p>8.99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-59.811" calcext:value-type="float">
            <text:p>-59.811</text:p>
          </table:table-cell>
          <table:table-cell table:style-name="ce1" office:value-type="float" office:value="-110.113" calcext:value-type="float">
            <text:p>-110.113</text:p>
          </table:table-cell>
          <table:table-cell table:style-name="ce1" table:formula="of:=-[.E12]/100" office:value-type="float" office:value="0.59811" calcext:value-type="float">
            <text:p>0.59811</text:p>
          </table:table-cell>
          <table:table-cell table:style-name="ce1" table:formula="of:=-[.F12]/100" office:value-type="float" office:value="1.10113" calcext:value-type="float">
            <text:p>1.10113</text:p>
          </table:table-cell>
          <table:table-cell table:style-name="ce1" office:value-type="float" office:value="0.0134803" calcext:value-type="float">
            <text:p>0.0134803</text:p>
          </table:table-cell>
          <table:table-cell table:style-name="ce1" office:value-type="float" office:value="-0.157705" calcext:value-type="float">
            <text:p>-0.157705</text:p>
          </table:table-cell>
          <table:table-cell office:value-type="float" office:value="0.993781" calcext:value-type="float">
            <text:p>0.993781</text:p>
          </table:table-cell>
          <table:table-cell office:value-type="float" office:value="-0.111526" calcext:value-type="float">
            <text:p>-0.111526</text:p>
          </table:table-cell>
          <table:table-cell table:formula="of:=SQRT([.K12]^2+[.L12]^2)" office:value-type="float" office:value="1.00001936213105" calcext:value-type="float">
            <text:p>1.00001936213105</text:p>
          </table:table-cell>
          <table:table-cell table:formula="of:=ACOS([.K12]/[.M12])" office:value-type="float" office:value="0.11175632509322" calcext:value-type="float">
            <text:p>0.11175632509322</text:p>
          </table:table-cell>
          <table:table-cell table:formula="of:=10*[.N12]" office:value-type="float" office:value="1.1175632509322" calcext:value-type="float">
            <text:p>1.1175632509322</text:p>
          </table:table-cell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12"/>
        </table:table-row>
        <table:table-row table:style-name="ro3">
          <table:table-cell/>
          <table:table-cell table:style-name="ce2" office:value-type="string" calcext:value-type="string">
            <text:p>EI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12"/>
        </table:table-row>
        <table:table-row table:style-name="ro3">
          <table:table-cell/>
          <table:table-cell table:style-name="ce2" office:value-type="string" calcext:value-type="string">
            <text:p>R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2"/>
        </table:table-row>
        <table:table-row table:style-name="ro3">
          <table:table-cell/>
          <table:table-cell table:style-name="ce2" office:value-type="string" calcext:value-type="string">
            <text:p>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number-rows-repeated="19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table:style-name="ce7" office:value-type="string" calcext:value-type="string" table:number-columns-spanned="2" table:number-rows-spanned="1">
            <text:p>Current tangent vector</text:p>
          </table:table-cell>
          <table:covered-table-cell/>
          <table:table-cell table:number-columns-repeated="3"/>
        </table:table-row>
        <table:table-row table:style-name="ro2">
          <table:table-cell table:style-name="ce1" office:value-type="string" calcext:value-type="string">
            <text:p>Load</text:p>
          </table:table-cell>
          <table:table-cell office:value-type="string" calcext:value-type="string">
            <text:p>Cvs</text:p>
          </table:table-cell>
          <table:table-cell office:value-type="string" calcext:value-type="string">
            <text:p>Iterations</text:p>
          </table:table-cell>
          <table:table-cell table:style-name="ce1" office:value-type="string" calcext:value-type="string">
            <text:p>Load Steps</text:p>
          </table:table-cell>
          <table:table-cell table:style-name="ce1" office:value-type="string" calcext:value-type="string">
            <text:p>x disp @ Crown</text:p>
          </table:table-cell>
          <table:table-cell table:style-name="ce1" office:value-type="string" calcext:value-type="string">
            <text:p>y disp @ Crown</text:p>
          </table:table-cell>
          <table:table-cell table:style-name="ce1" office:value-type="string" calcext:value-type="string">
            <text:p>-x/R</text:p>
          </table:table-cell>
          <table:table-cell table:style-name="ce1" office:value-type="string" calcext:value-type="string">
            <text:p>-y/R</text:p>
          </table:table-cell>
          <table:table-cell table:style-name="ce1" office:value-type="string" calcext:value-type="string">
            <text:p>Curvature</text:p>
          </table:table-cell>
          <table:table-cell table:style-name="ce1" office:value-type="string" calcext:value-type="string">
            <text:p>Theta Z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Vector norm</text:p>
          </table:table-cell>
          <table:table-cell office:value-type="string" calcext:value-type="string">
            <text:p>Rotation angle</text:p>
          </table:table-cell>
          <table:table-cell office:value-type="string" calcext:value-type="string">
            <text:p>10*rot angle</text:p>
          </table:table-cell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-2.82287" calcext:value-type="float">
            <text:p>-2.82287</text:p>
          </table:table-cell>
          <table:table-cell table:style-name="ce1" office:value-type="float" office:value="-3.66892" calcext:value-type="float">
            <text:p>-3.66892</text:p>
          </table:table-cell>
          <table:table-cell table:style-name="ce1" table:formula="of:=-[.E41]/100" office:value-type="float" office:value="0.0282287" calcext:value-type="float">
            <text:p>0.0282287</text:p>
          </table:table-cell>
          <table:table-cell table:style-name="ce1" table:formula="of:=-[.F41]/100" office:value-type="float" office:value="0.0366892" calcext:value-type="float">
            <text:p>0.0366892</text:p>
          </table:table-cell>
          <table:table-cell table:style-name="ce1" office:value-type="float" office:value="0.00794604" calcext:value-type="float">
            <text:p>0.00794604</text:p>
          </table:table-cell>
          <table:table-cell table:style-name="ce1" office:value-type="float" office:value="-0.0138994" calcext:value-type="float">
            <text:p>-0.0138994</text:p>
          </table:table-cell>
          <table:table-cell office:value-type="float" office:value="0.99995" calcext:value-type="float">
            <text:p>0.99995</text:p>
          </table:table-cell>
          <table:table-cell office:value-type="float" office:value="-0.00986377" calcext:value-type="float">
            <text:p>-0.00986377</text:p>
          </table:table-cell>
          <table:table-cell table:formula="of:=SQRT([.K41]^2+[.L41]^2)" office:value-type="float" office:value="0.999998648228393" calcext:value-type="float">
            <text:p>0.999998648228393</text:p>
          </table:table-cell>
          <table:table-cell table:formula="of:=ACOS([.K41]/[.M41])" office:value-type="float" office:value="0.00986394328877216" calcext:value-type="float">
            <text:p>0.009863943288772</text:p>
          </table:table-cell>
          <table:table-cell table:formula="of:=10*[.N41]" office:value-type="float" office:value="0.0986394328877216" calcext:value-type="float">
            <text:p>0.098639432887722</text:p>
          </table:table-cell>
        </table:table-row>
        <table:table-row table:style-name="ro3">
          <table:table-cell table:style-name="ce1" office:value-type="float" office:value="2.5" calcext:value-type="float">
            <text:p>2.5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-9.78556" calcext:value-type="float">
            <text:p>-9.78556</text:p>
          </table:table-cell>
          <table:table-cell table:style-name="ce1" office:value-type="float" office:value="-11.7237" calcext:value-type="float">
            <text:p>-11.7237</text:p>
          </table:table-cell>
          <table:table-cell table:style-name="ce1" table:formula="of:=-[.E42]/100" office:value-type="float" office:value="0.0978556" calcext:value-type="float">
            <text:p>0.0978556</text:p>
          </table:table-cell>
          <table:table-cell table:style-name="ce1" table:formula="of:=-[.F42]/100" office:value-type="float" office:value="0.117237" calcext:value-type="float">
            <text:p>0.117237</text:p>
          </table:table-cell>
          <table:table-cell table:style-name="ce1" office:value-type="float" office:value="0.00433018" calcext:value-type="float">
            <text:p>0.00433018</text:p>
          </table:table-cell>
          <table:table-cell table:style-name="ce1" office:value-type="float" office:value="-0.0421319" calcext:value-type="float">
            <text:p>-0.0421319</text:p>
          </table:table-cell>
          <table:table-cell office:value-type="float" office:value="0.999515" calcext:value-type="float">
            <text:p>0.999515</text:p>
          </table:table-cell>
          <table:table-cell office:value-type="float" office:value="-0.0310151" calcext:value-type="float">
            <text:p>-0.0310151</text:p>
          </table:table-cell>
          <table:table-cell table:formula="of:=SQRT([.K42]^2+[.L42]^2)" office:value-type="float" office:value="0.999996085818844" calcext:value-type="float">
            <text:p>0.999996085818844</text:p>
          </table:table-cell>
          <table:table-cell table:formula="of:=ACOS([.K42]/[.M42])" office:value-type="float" office:value="0.0310201960370326" calcext:value-type="float">
            <text:p>0.031020196037033</text:p>
          </table:table-cell>
          <table:table-cell table:formula="of:=10*[.N42]" office:value-type="float" office:value="0.310201960370326" calcext:value-type="float">
            <text:p>0.310201960370326</text:p>
          </table:table-cell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-22.0279" calcext:value-type="float">
            <text:p>-22.0279</text:p>
          </table:table-cell>
          <table:table-cell table:style-name="ce1" office:value-type="float" office:value="-25.6947" calcext:value-type="float">
            <text:p>-25.6947</text:p>
          </table:table-cell>
          <table:table-cell table:style-name="ce1" table:formula="of:=-[.E43]/100" office:value-type="float" office:value="0.220279" calcext:value-type="float">
            <text:p>0.220279</text:p>
          </table:table-cell>
          <table:table-cell table:style-name="ce1" table:formula="of:=-[.F43]/100" office:value-type="float" office:value="0.256947" calcext:value-type="float">
            <text:p>0.256947</text:p>
          </table:table-cell>
          <table:table-cell table:style-name="ce1" office:value-type="float" office:value="0.000140456" calcext:value-type="float">
            <text:p>0.000140456</text:p>
          </table:table-cell>
          <table:table-cell table:style-name="ce1" office:value-type="float" office:value="-0.0837582" calcext:value-type="float">
            <text:p>-0.0837582</text:p>
          </table:table-cell>
          <table:table-cell office:value-type="float" office:value="0.997954" calcext:value-type="float">
            <text:p>0.997954</text:p>
          </table:table-cell>
          <table:table-cell office:value-type="float" office:value="-0.0638806" calcext:value-type="float">
            <text:p>-0.0638806</text:p>
          </table:table-cell>
          <table:table-cell table:formula="of:=SQRT([.K43]^2+[.L43]^2)" office:value-type="float" office:value="0.999996458579909" calcext:value-type="float">
            <text:p>0.999996458579909</text:p>
          </table:table-cell>
          <table:table-cell table:formula="of:=ACOS([.K43]/[.M43])" office:value-type="float" office:value="0.0639243532598022" calcext:value-type="float">
            <text:p>0.063924353259802</text:p>
          </table:table-cell>
          <table:table-cell table:formula="of:=10*[.N43]" office:value-type="float" office:value="0.639243532598022" calcext:value-type="float">
            <text:p>0.639243532598022</text:p>
          </table:table-cell>
        </table:table-row>
        <table:table-row table:style-name="ro3">
          <table:table-cell table:style-name="ce1" office:value-type="float" office:value="4.5" calcext:value-type="float">
            <text:p>4.5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-27.3858" calcext:value-type="float">
            <text:p>-27.3858</text:p>
          </table:table-cell>
          <table:table-cell table:style-name="ce1" office:value-type="float" office:value="-32.4267" calcext:value-type="float">
            <text:p>-32.4267</text:p>
          </table:table-cell>
          <table:table-cell table:style-name="ce1" table:formula="of:=-[.E44]/100" office:value-type="float" office:value="0.273858" calcext:value-type="float">
            <text:p>0.273858</text:p>
          </table:table-cell>
          <table:table-cell table:style-name="ce1" table:formula="of:=-[.F44]/100" office:value-type="float" office:value="0.324267" calcext:value-type="float">
            <text:p>0.324267</text:p>
          </table:table-cell>
          <table:table-cell table:style-name="ce1" table:number-columns-repeated="2"/>
          <table:table-cell office:value-type="float" office:value="0.996995" calcext:value-type="float">
            <text:p>0.996995</text:p>
          </table:table-cell>
          <table:table-cell office:value-type="float" office:value="-0.077427" calcext:value-type="float">
            <text:p>-0.077427</text:p>
          </table:table-cell>
          <table:table-cell table:formula="of:=SQRT([.K44]^2+[.L44]^2)" office:value-type="float" office:value="0.999996985172455" calcext:value-type="float">
            <text:p>0.999996985172455</text:p>
          </table:table-cell>
          <table:table-cell table:formula="of:=ACOS([.K44]/[.M44])" office:value-type="float" office:value="0.0775048052883462" calcext:value-type="float">
            <text:p>0.077504805288346</text:p>
          </table:table-cell>
          <table:table-cell table:formula="of:=10*[.N44]" office:value-type="float" office:value="0.775048052883461" calcext:value-type="float">
            <text:p>0.775048052883461</text:p>
          </table:table-cell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-33.0394" calcext:value-type="float">
            <text:p>-33.0394</text:p>
          </table:table-cell>
          <table:table-cell table:style-name="ce1" office:value-type="float" office:value="-40.2866" calcext:value-type="float">
            <text:p>-40.2866</text:p>
          </table:table-cell>
          <table:table-cell table:style-name="ce1" table:formula="of:=-[.E45]/100" office:value-type="float" office:value="0.330394" calcext:value-type="float">
            <text:p>0.330394</text:p>
          </table:table-cell>
          <table:table-cell table:style-name="ce1" table:formula="of:=-[.F45]/100" office:value-type="float" office:value="0.402866" calcext:value-type="float">
            <text:p>0.402866</text:p>
          </table:table-cell>
          <table:table-cell table:style-name="ce1" table:number-columns-repeated="2"/>
          <table:table-cell office:value-type="float" office:value="0.994511" calcext:value-type="float">
            <text:p>0.994511</text:p>
          </table:table-cell>
          <table:table-cell office:value-type="float" office:value="-0.104619" calcext:value-type="float">
            <text:p>-0.104619</text:p>
          </table:table-cell>
          <table:table-cell table:formula="of:=SQRT([.K45]^2+[.L45]^2)" office:value-type="float" office:value="0.999998632140064" calcext:value-type="float">
            <text:p>0.999998632140064</text:p>
          </table:table-cell>
          <table:table-cell table:formula="of:=ACOS([.K45]/[.M45])" office:value-type="float" office:value="0.104810934883264" calcext:value-type="float">
            <text:p>0.104810934883264</text:p>
          </table:table-cell>
          <table:table-cell table:formula="of:=10*[.N45]" office:value-type="float" office:value="1.04810934883264" calcext:value-type="float">
            <text:p>1.04810934883264</text:p>
          </table:table-cell>
        </table:table-row>
        <table:table-row table:style-name="ro3">
          <table:table-cell table:style-name="ce1" office:value-type="float" office:value="5.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-38.5736" calcext:value-type="float">
            <text:p>-38.5736</text:p>
          </table:table-cell>
          <table:table-cell table:style-name="ce1" office:value-type="float" office:value="-49.0511" calcext:value-type="float">
            <text:p>-49.0511</text:p>
          </table:table-cell>
          <table:table-cell table:style-name="ce1" table:formula="of:=-[.E46]/100" office:value-type="float" office:value="0.385736" calcext:value-type="float">
            <text:p>0.385736</text:p>
          </table:table-cell>
          <table:table-cell table:style-name="ce1" table:formula="of:=-[.F46]/100" office:value-type="float" office:value="0.490511" calcext:value-type="float">
            <text:p>0.490511</text:p>
          </table:table-cell>
          <table:table-cell table:style-name="ce1" office:value-type="float" office:value="0.00526763" calcext:value-type="float">
            <text:p>0.00526763</text:p>
          </table:table-cell>
          <table:table-cell table:style-name="ce1" office:value-type="float" office:value="-0.134692" calcext:value-type="float">
            <text:p>-0.134692</text:p>
          </table:table-cell>
          <table:table-cell office:value-type="float" office:value="0.994506" calcext:value-type="float">
            <text:p>0.994506</text:p>
          </table:table-cell>
          <table:table-cell office:value-type="float" office:value="-0.104672" calcext:value-type="float">
            <text:p>-0.104672</text:p>
          </table:table-cell>
          <table:table-cell table:formula="of:=SQRT([.K46]^2+[.L46]^2)" office:value-type="float" office:value="0.999999205809685" calcext:value-type="float">
            <text:p>0.999999205809685</text:p>
          </table:table-cell>
          <table:table-cell table:formula="of:=ACOS([.K46]/[.M46])" office:value-type="float" office:value="0.104864167176379" calcext:value-type="float">
            <text:p>0.104864167176379</text:p>
          </table:table-cell>
          <table:table-cell table:formula="of:=10*[.N46]" office:value-type="float" office:value="1.04864167176379" calcext:value-type="float">
            <text:p>1.04864167176379</text:p>
          </table:table-cell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-43.5965" calcext:value-type="float">
            <text:p>-43.5965</text:p>
          </table:table-cell>
          <table:table-cell table:style-name="ce1" office:value-type="float" office:value="-58.3299" calcext:value-type="float">
            <text:p>-58.3299</text:p>
          </table:table-cell>
          <table:table-cell table:style-name="ce1" table:formula="of:=-[.E47]/100" office:value-type="float" office:value="0.435965" calcext:value-type="float">
            <text:p>0.435965</text:p>
          </table:table-cell>
          <table:table-cell table:style-name="ce1" table:formula="of:=-[.F47]/100" office:value-type="float" office:value="0.583299" calcext:value-type="float">
            <text:p>0.583299</text:p>
          </table:table-cell>
          <table:table-cell table:style-name="ce1" table:number-columns-repeated="2"/>
          <table:table-cell office:value-type="float" office:value="0.993204" calcext:value-type="float">
            <text:p>0.993204</text:p>
          </table:table-cell>
          <table:table-cell office:value-type="float" office:value="-0.116394" calcext:value-type="float">
            <text:p>-0.116394</text:p>
          </table:table-cell>
          <table:table-cell table:formula="of:=SQRT([.K47]^2+[.L47]^2)" office:value-type="float" office:value="1.00000087442562" calcext:value-type="float">
            <text:p>1.00000087442562</text:p>
          </table:table-cell>
          <table:table-cell table:formula="of:=ACOS([.K47]/[.M47])" office:value-type="float" office:value="0.116658321936123" calcext:value-type="float">
            <text:p>0.116658321936123</text:p>
          </table:table-cell>
          <table:table-cell table:formula="of:=10*[.N47]" office:value-type="float" office:value="1.16658321936123" calcext:value-type="float">
            <text:p>1.16658321936123</text:p>
          </table:table-cell>
        </table:table-row>
        <table:table-row table:style-name="ro3">
          <table:table-cell table:style-name="ce1" office:value-type="float" office:value="6.5" calcext:value-type="float">
            <text:p>6.5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-47.8721" calcext:value-type="float">
            <text:p>-47.8721</text:p>
          </table:table-cell>
          <table:table-cell table:style-name="ce1" office:value-type="float" office:value="-67.7067" calcext:value-type="float">
            <text:p>-67.7067</text:p>
          </table:table-cell>
          <table:table-cell table:style-name="ce1" table:formula="of:=-[.E48]/100" office:value-type="float" office:value="0.478721" calcext:value-type="float">
            <text:p>0.478721</text:p>
          </table:table-cell>
          <table:table-cell table:style-name="ce1" table:formula="of:=-[.F48]/100" office:value-type="float" office:value="0.677067" calcext:value-type="float">
            <text:p>0.677067</text:p>
          </table:table-cell>
          <table:table-cell table:style-name="ce1" table:number-columns-repeated="2"/>
          <table:table-cell office:value-type="float" office:value="0.992053" calcext:value-type="float">
            <text:p>0.992053</text:p>
          </table:table-cell>
          <table:table-cell office:value-type="float" office:value="-0.125845" calcext:value-type="float">
            <text:p>-0.125845</text:p>
          </table:table-cell>
          <table:table-cell table:formula="of:=SQRT([.K48]^2+[.L48]^2)" office:value-type="float" office:value="1.00000305941232" calcext:value-type="float">
            <text:p>1.00000305941232</text:p>
          </table:table-cell>
          <table:table-cell table:formula="of:=ACOS([.K48]/[.M48])" office:value-type="float" office:value="0.126179168819157" calcext:value-type="float">
            <text:p>0.126179168819157</text:p>
          </table:table-cell>
          <table:table-cell table:formula="of:=10*[.N48]" office:value-type="float" office:value="1.26179168819157" calcext:value-type="float">
            <text:p>1.26179168819157</text:p>
          </table:table-cell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-51.3459" calcext:value-type="float">
            <text:p>-51.3459</text:p>
          </table:table-cell>
          <table:table-cell table:style-name="ce1" office:value-type="float" office:value="-76.8614" calcext:value-type="float">
            <text:p>-76.8614</text:p>
          </table:table-cell>
          <table:table-cell table:style-name="ce1" table:formula="of:=-[.E49]/100" office:value-type="float" office:value="0.513459" calcext:value-type="float">
            <text:p>0.513459</text:p>
          </table:table-cell>
          <table:table-cell table:style-name="ce1" table:formula="of:=-[.F49]/100" office:value-type="float" office:value="0.768614" calcext:value-type="float">
            <text:p>0.768614</text:p>
          </table:table-cell>
          <table:table-cell table:style-name="ce1" office:value-type="float" office:value="0.0098646" calcext:value-type="float">
            <text:p>0.0098646</text:p>
          </table:table-cell>
          <table:table-cell table:style-name="ce1" office:value-type="float" office:value="-0.171809" calcext:value-type="float">
            <text:p>-0.171809</text:p>
          </table:table-cell>
          <table:table-cell office:value-type="float" office:value="0.991173" calcext:value-type="float">
            <text:p>0.991173</text:p>
          </table:table-cell>
          <table:table-cell office:value-type="float" office:value="-0.132615" calcext:value-type="float">
            <text:p>-0.132615</text:p>
          </table:table-cell>
          <table:table-cell table:formula="of:=SQRT([.K49]^2+[.L49]^2)" office:value-type="float" office:value="1.00000532706281" calcext:value-type="float">
            <text:p>1.00000532706281</text:p>
          </table:table-cell>
          <table:table-cell table:formula="of:=ACOS([.K49]/[.M49])" office:value-type="float" office:value="0.133006107006034" calcext:value-type="float">
            <text:p>0.133006107006034</text:p>
          </table:table-cell>
          <table:table-cell table:formula="of:=10*[.N49]" office:value-type="float" office:value="1.33006107006034" calcext:value-type="float">
            <text:p>1.33006107006034</text:p>
          </table:table-cell>
        </table:table-row>
        <table:table-row table:style-name="ro3">
          <table:table-cell table:style-name="ce1" office:value-type="float" office:value="7.5" calcext:value-type="float">
            <text:p>7.5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-54.1397" calcext:value-type="float">
            <text:p>-54.1397</text:p>
          </table:table-cell>
          <table:table-cell table:style-name="ce1" office:value-type="float" office:value="-86.3236" calcext:value-type="float">
            <text:p>-86.3236</text:p>
          </table:table-cell>
          <table:table-cell table:style-name="ce1" table:formula="of:=-[.E50]/100" office:value-type="float" office:value="0.541397" calcext:value-type="float">
            <text:p>0.541397</text:p>
          </table:table-cell>
          <table:table-cell table:style-name="ce1" table:formula="of:=-[.F50]/100" office:value-type="float" office:value="0.863236" calcext:value-type="float">
            <text:p>0.863236</text:p>
          </table:table-cell>
          <table:table-cell table:style-name="ce1" office:value-type="float" office:value="0.0111136" calcext:value-type="float">
            <text:p>0.0111136</text:p>
          </table:table-cell>
          <table:table-cell table:style-name="ce1" office:value-type="float" office:value="-0.178024" calcext:value-type="float">
            <text:p>-0.178024</text:p>
          </table:table-cell>
          <table:table-cell office:value-type="float" office:value="0.990669" calcext:value-type="float">
            <text:p>0.990669</text:p>
          </table:table-cell>
          <table:table-cell office:value-type="float" office:value="-0.136349" calcext:value-type="float">
            <text:p>-0.136349</text:p>
          </table:table-cell>
          <table:table-cell table:formula="of:=SQRT([.K50]^2+[.L50]^2)" office:value-type="float" office:value="1.00000805864853" calcext:value-type="float">
            <text:p>1.00000805864853</text:p>
          </table:table-cell>
          <table:table-cell table:formula="of:=ACOS([.K50]/[.M50])" office:value-type="float" office:value="0.136773943427887" calcext:value-type="float">
            <text:p>0.136773943427887</text:p>
          </table:table-cell>
          <table:table-cell table:formula="of:=10*[.N50]" office:value-type="float" office:value="1.36773943427887" calcext:value-type="float">
            <text:p>1.36773943427887</text:p>
          </table:table-cell>
        </table:table-row>
        <table:table-row table:style-name="ro3">
          <table:table-cell table:style-name="ce1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-56.2545" calcext:value-type="float">
            <text:p>-56.2545</text:p>
          </table:table-cell>
          <table:table-cell table:style-name="ce1" office:value-type="float" office:value="-93.9162" calcext:value-type="float">
            <text:p>-93.9162</text:p>
          </table:table-cell>
          <table:table-cell table:style-name="ce1" table:formula="of:=-[.E51]/100" office:value-type="float" office:value="0.562545" calcext:value-type="float">
            <text:p>0.562545</text:p>
          </table:table-cell>
          <table:table-cell table:style-name="ce1" table:formula="of:=-[.F51]/100" office:value-type="float" office:value="0.939162" calcext:value-type="float">
            <text:p>0.939162</text:p>
          </table:table-cell>
          <table:table-cell table:style-name="ce1" office:value-type="float" office:value="0.01219" calcext:value-type="float">
            <text:p>0.01219</text:p>
          </table:table-cell>
          <table:table-cell table:style-name="ce1" office:value-type="float" office:value="-0.180161" calcext:value-type="float">
            <text:p>-0.180161</text:p>
          </table:table-cell>
          <table:table-cell office:value-type="float" office:value="0.990669" calcext:value-type="float">
            <text:p>0.990669</text:p>
          </table:table-cell>
          <table:table-cell office:value-type="float" office:value="-0.136371" calcext:value-type="float">
            <text:p>-0.136371</text:p>
          </table:table-cell>
          <table:table-cell table:formula="of:=SQRT([.K51]^2+[.L51]^2)" office:value-type="float" office:value="1.00001105853985" calcext:value-type="float">
            <text:p>1.00001105853985</text:p>
          </table:table-cell>
          <table:table-cell table:formula="of:=ACOS([.K51]/[.M51])" office:value-type="float" office:value="0.136795737729241" calcext:value-type="float">
            <text:p>0.136795737729241</text:p>
          </table:table-cell>
          <table:table-cell table:formula="of:=10*[.N51]" office:value-type="float" office:value="1.36795737729241" calcext:value-type="float">
            <text:p>1.36795737729241</text:p>
          </table:table-cell>
        </table:table-row>
        <table:table-row table:style-name="ro3">
          <table:table-cell table:style-name="ce1" office:value-type="float" office:value="8.5" calcext:value-type="float">
            <text:p>8.5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-57.9754" calcext:value-type="float">
            <text:p>-57.9754</text:p>
          </table:table-cell>
          <table:table-cell table:style-name="ce1" office:value-type="float" office:value="-101.08" calcext:value-type="float">
            <text:p>-101.08</text:p>
          </table:table-cell>
          <table:table-cell table:style-name="ce1" table:formula="of:=-[.E52]/100" office:value-type="float" office:value="0.579754" calcext:value-type="float">
            <text:p>0.579754</text:p>
          </table:table-cell>
          <table:table-cell table:style-name="ce1" table:formula="of:=-[.F52]/100" office:value-type="float" office:value="1.0108" calcext:value-type="float">
            <text:p>1.0108</text:p>
          </table:table-cell>
          <table:table-cell table:style-name="ce1" office:value-type="float" office:value="0.0110583" calcext:value-type="float">
            <text:p>0.0110583</text:p>
          </table:table-cell>
          <table:table-cell table:style-name="ce1" office:value-type="float" office:value="-0.176219" calcext:value-type="float">
            <text:p>-0.176219</text:p>
          </table:table-cell>
          <table:table-cell office:value-type="float" office:value="0.991426" calcext:value-type="float">
            <text:p>0.991426</text:p>
          </table:table-cell>
          <table:table-cell office:value-type="float" office:value="-0.130781" calcext:value-type="float">
            <text:p>-0.130781</text:p>
          </table:table-cell>
          <table:table-cell table:formula="of:=SQRT([.K52]^2+[.L52]^2)" office:value-type="float" office:value="1.00001459161204" calcext:value-type="float">
            <text:p>1.00001459161204</text:p>
          </table:table-cell>
          <table:table-cell table:formula="of:=ACOS([.K52]/[.M52])" office:value-type="float" office:value="0.131154779947597" calcext:value-type="float">
            <text:p>0.131154779947597</text:p>
          </table:table-cell>
          <table:table-cell table:formula="of:=10*[.N52]" office:value-type="float" office:value="1.31154779947597" calcext:value-type="float">
            <text:p>1.31154779947597</text:p>
          </table:table-cell>
        </table:table-row>
        <table:table-row table:style-name="ro3">
          <table:table-cell table:style-name="ce1" office:value-type="float" office:value="8.97" calcext:value-type="float">
            <text:p>8.97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-59.7213" calcext:value-type="float">
            <text:p>-59.7213</text:p>
          </table:table-cell>
          <table:table-cell table:style-name="ce1" office:value-type="float" office:value="-109.729" calcext:value-type="float">
            <text:p>-109.729</text:p>
          </table:table-cell>
          <table:table-cell table:style-name="ce1" table:formula="of:=-[.E53]/100" office:value-type="float" office:value="0.597213" calcext:value-type="float">
            <text:p>0.597213</text:p>
          </table:table-cell>
          <table:table-cell table:style-name="ce1" table:formula="of:=-[.F53]/100" office:value-type="float" office:value="1.09729" calcext:value-type="float">
            <text:p>1.09729</text:p>
          </table:table-cell>
          <table:table-cell table:style-name="ce1" office:value-type="float" office:value="0.0134808" calcext:value-type="float">
            <text:p>0.0134808</text:p>
          </table:table-cell>
          <table:table-cell table:style-name="ce1" office:value-type="float" office:value="-0.159207" calcext:value-type="float">
            <text:p>-0.159207</text:p>
          </table:table-cell>
          <table:table-cell office:value-type="float" office:value="0.993612" calcext:value-type="float">
            <text:p>0.993612</text:p>
          </table:table-cell>
          <table:table-cell table:formula="of:=-0.113019 -0.000000000000214171" office:value-type="float" office:value="-0.113019000000214" calcext:value-type="float">
            <text:p>-0.113019000000214</text:p>
          </table:table-cell>
          <table:table-cell table:formula="of:=SQRT([.K53]^2+[.L53]^2)" office:value-type="float" office:value="1.00001905027107" calcext:value-type="float">
            <text:p>1.00001905027107</text:p>
          </table:table-cell>
          <table:table-cell table:formula="of:=ACOS([.K53]/[.M53])" office:value-type="float" office:value="0.113258830870368" calcext:value-type="float">
            <text:p>0.113258830870368</text:p>
          </table:table-cell>
          <table:table-cell table:formula="of:=10*[.N53]" office:value-type="float" office:value="1.13258830870368" calcext:value-type="float">
            <text:p>1.13258830870368</text:p>
          </table:table-cell>
        </table:table-row>
        <table:table-row table:style-name="ro3">
          <table:table-cell table:style-name="ce1" office:value-type="float" office:value="8.99" calcext:value-type="float">
            <text:p>8.99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-59.811" calcext:value-type="float">
            <text:p>-59.811</text:p>
          </table:table-cell>
          <table:table-cell table:style-name="ce1" office:value-type="float" office:value="-110.113" calcext:value-type="float">
            <text:p>-110.113</text:p>
          </table:table-cell>
          <table:table-cell table:style-name="ce1" table:formula="of:=-[.E54]/100" office:value-type="float" office:value="0.59811" calcext:value-type="float">
            <text:p>0.59811</text:p>
          </table:table-cell>
          <table:table-cell table:style-name="ce1" table:formula="of:=-[.F54]/100" office:value-type="float" office:value="1.10113" calcext:value-type="float">
            <text:p>1.10113</text:p>
          </table:table-cell>
          <table:table-cell table:style-name="ce1" office:value-type="float" office:value="0.0134803" calcext:value-type="float">
            <text:p>0.0134803</text:p>
          </table:table-cell>
          <table:table-cell table:style-name="ce1" office:value-type="float" office:value="-0.157705" calcext:value-type="float">
            <text:p>-0.157705</text:p>
          </table:table-cell>
          <table:table-cell office:value-type="float" office:value="0.993781" calcext:value-type="float">
            <text:p>0.993781</text:p>
          </table:table-cell>
          <table:table-cell office:value-type="float" office:value="-0.111526" calcext:value-type="float">
            <text:p>-0.111526</text:p>
          </table:table-cell>
          <table:table-cell table:formula="of:=SQRT([.K54]^2+[.L54]^2)" office:value-type="float" office:value="1.00001936213105" calcext:value-type="float">
            <text:p>1.00001936213105</text:p>
          </table:table-cell>
          <table:table-cell table:formula="of:=ACOS([.K54]/[.M54])" office:value-type="float" office:value="0.11175632509322" calcext:value-type="float">
            <text:p>0.11175632509322</text:p>
          </table:table-cell>
          <table:table-cell table:formula="of:=10*[.N54]" office:value-type="float" office:value="1.1175632509322" calcext:value-type="float">
            <text:p>1.1175632509322</text:p>
          </table:table-cell>
        </table:table-row>
      </table:table>
      <table:table table:name="Sheet2" table:style-name="ta1">
        <office:forms form:automatic-focus="false" form:apply-design-mode="false"/>
        <table:shapes>
          <draw:frame draw:z-index="0" draw:style-name="gr1" draw:text-style-name="P1" svg:width="7.6728in" svg:height="4.902in" svg:x="0.8386in" svg:y="2.878in">
            <draw:object draw:notify-on-update-of-ranges="Sheet2.B3:Sheet2.B3 Sheet2.A4:Sheet2.A13 Sheet2.B4:Sheet2.B13 Sheet2.O3:Sheet2.O3 Sheet2.A4:Sheet2.A13 Sheet2.O4:Sheet2.O13 Sheet2.J3:Sheet2.J3 Sheet2.A4:Sheet2.A13 Sheet2.J4:Sheet2.J13 Sheet2.C3:Sheet2.C3 Sheet2.A4:Sheet2.A13 Sheet2.C4:Sheet2.C13 Sheet2.D3:Sheet2.D3 Sheet2.A4:Sheet2.A13 Sheet2.D4:Sheet2.D13 Sheet2.E3:Sheet2.E3 Sheet2.A4:Sheet2.A13 Sheet2.E4:Sheet2.E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9"/>
        <table:table-column table:style-name="co1" table:number-columns-repeated="2" table:default-cell-style-name="ce10"/>
        <table:table-column table:style-name="co1" table:number-columns-repeated="2" table:default-cell-style-name="ce11"/>
        <table:table-column table:style-name="co4" table:default-cell-style-name="ce10"/>
        <table:table-column table:style-name="co5" table:default-cell-style-name="ce10"/>
        <table:table-column table:style-name="co6" table:number-columns-repeated="3" table:default-cell-style-name="ce10"/>
        <table:table-column table:style-name="co1" table:number-columns-repeated="1014" table:default-cell-style-name="Default"/>
        <table:table-row table:style-name="ro1">
          <table:table-cell table:style-name="ce6" table:number-columns-repeated="1024"/>
        </table:table-row>
        <table:table-row table:style-name="ro4">
          <table:table-cell table:style-name="ce8" office:value-type="string" calcext:value-type="string">
            <text:p>CV</text:p>
          </table:table-cell>
          <table:table-cell table:style-name="ce8" office:value-type="float" office:value="41" calcext:value-type="float" table:number-columns-spanned="2" table:number-rows-spanned="1">
            <text:p>41</text:p>
          </table:table-cell>
          <table:covered-table-cell table:style-name="ce8"/>
          <table:table-cell table:style-name="ce8" office:value-type="float" office:value="81" calcext:value-type="float" table:number-columns-spanned="2" table:number-rows-spanned="1">
            <text:p>81</text:p>
          </table:table-cell>
          <table:covered-table-cell table:style-name="ce8"/>
          <table:table-cell table:style-name="ce8" office:value-type="float" office:value="40" calcext:value-type="float" table:number-columns-spanned="5" table:number-rows-spanned="1">
            <text:p>40</text:p>
          </table:table-cell>
          <table:covered-table-cell table:number-columns-repeated="4" table:style-name="ce8"/>
          <table:table-cell table:style-name="ce6" table:number-columns-repeated="1014"/>
        </table:table-row>
        <table:table-row table:style-name="ro4">
          <table:table-cell table:style-name="ce8" office:value-type="string" calcext:value-type="string">
            <text:p>Load</text:p>
          </table:table-cell>
          <table:table-cell table:style-name="ce8" office:value-type="string" calcext:value-type="string">
            <text:p>x/R (41)</text:p>
          </table:table-cell>
          <table:table-cell table:style-name="ce8" office:value-type="string" calcext:value-type="string">
            <text:p>y/R (41)</text:p>
          </table:table-cell>
          <table:table-cell table:style-name="ce8" office:value-type="string" calcext:value-type="string">
            <text:p>x/R (81)</text:p>
          </table:table-cell>
          <table:table-cell table:style-name="ce8" office:value-type="string" calcext:value-type="string">
            <text:p>y/R (81)</text:p>
          </table:table-cell>
          <table:table-cell table:style-name="ce8" office:value-type="string" calcext:value-type="string">
            <text:p>tx</text:p>
          </table:table-cell>
          <table:table-cell table:style-name="ce8" office:value-type="string" calcext:value-type="string">
            <text:p>ty</text:p>
          </table:table-cell>
          <table:table-cell table:style-name="ce8" office:value-type="string" calcext:value-type="string">
            <text:p>mag(t)</text:p>
          </table:table-cell>
          <table:table-cell table:style-name="ce8" office:value-type="string" calcext:value-type="string">
            <text:p>rot angle</text:p>
          </table:table-cell>
          <table:table-cell table:style-name="ce8" office:value-type="string" calcext:value-type="string">
            <text:p>10phi (40)</text:p>
          </table:table-cell>
          <table:table-cell table:style-name="ce6" table:number-columns-repeated="4"/>
          <table:table-cell table:style-name="ce6" office:value-type="string" calcext:value-type="string">
            <text:p>10phi(80)</text:p>
          </table:table-cell>
          <table:table-cell table:style-name="ce6" table:number-columns-repeated="1009"/>
        </table:table-row>
        <table:table-row table:style-name="ro4">
          <table:table-cell table:formula="of:=0.1*8.97" office:value-type="float" office:value="0.897" calcext:value-type="float">
            <text:p>0.897</text:p>
          </table:table-cell>
          <table:table-cell office:value-type="float" office:value="0.0235992" calcext:value-type="float">
            <text:p>0.0235992</text:p>
          </table:table-cell>
          <table:table-cell office:value-type="float" office:value="0.0309154" calcext:value-type="float">
            <text:p>0.0309154</text:p>
          </table:table-cell>
          <table:table-cell office:value-type="float" office:value="0.0237348" calcext:value-type="float">
            <text:p>0.0237348</text:p>
          </table:table-cell>
          <table:table-cell office:value-type="float" office:value="0.0320102" calcext:value-type="float">
            <text:p>0.0320102</text:p>
          </table:table-cell>
          <table:table-cell office:value-type="float" office:value="0.99998" calcext:value-type="float">
            <text:p>0.99998</text:p>
          </table:table-cell>
          <table:table-cell office:value-type="float" office:value="-0.00605301" calcext:value-type="float">
            <text:p>-0.00605301</text:p>
          </table:table-cell>
          <table:table-cell table:formula="of:=ROUND(SQRT([.F4]^2+[.G4]^2);4)" office:value-type="float" office:value="1" calcext:value-type="float">
            <text:p>1</text:p>
          </table:table-cell>
          <table:table-cell table:formula="of:=ROUND(ACOS([.F4]/[.H4]);4)" office:value-type="float" office:value="0.0063" calcext:value-type="float">
            <text:p>0.0063</text:p>
          </table:table-cell>
          <table:table-cell table:formula="of:=10*[.I4]" office:value-type="float" office:value="0.063" calcext:value-type="float">
            <text:p>0.063</text:p>
          </table:table-cell>
          <table:table-cell office:value-type="float" office:value="0.99998" calcext:value-type="float">
            <text:p>0.99998</text:p>
          </table:table-cell>
          <table:table-cell office:value-type="float" office:value="-0.00611262" calcext:value-type="float">
            <text:p>-0.00611262</text:p>
          </table:table-cell>
          <table:table-cell table:formula="of:=SQRT([.K4]^2+[.L4]^2)" office:value-type="float" office:value="0.999998682260764" calcext:value-type="float">
            <text:p>0.999998682260764</text:p>
          </table:table-cell>
          <table:table-cell table:formula="of:=ACOS([.K4]/[.M4])" office:value-type="float" office:value="0.00611266612109056" calcext:value-type="float">
            <text:p>0.006112666121091</text:p>
          </table:table-cell>
          <table:table-cell table:formula="of:=10*[.N4]" office:value-type="float" office:value="0.0611266612109056" calcext:value-type="float">
            <text:p>0.061126661210906</text:p>
          </table:table-cell>
          <table:table-cell table:number-columns-repeated="1009"/>
        </table:table-row>
        <table:table-row table:style-name="ro4">
          <table:table-cell table:formula="of:=0.2*8.97" office:value-type="float" office:value="1.794" calcext:value-type="float">
            <text:p>1.794</text:p>
          </table:table-cell>
          <table:table-cell office:value-type="float" office:value="0.0572113" calcext:value-type="float">
            <text:p>0.0572113</text:p>
          </table:table-cell>
          <table:table-cell office:value-type="float" office:value="0.070814" calcext:value-type="float">
            <text:p>0.070814</text:p>
          </table:table-cell>
          <table:table-cell office:value-type="float" office:value="0.0577539" calcext:value-type="float">
            <text:p>0.0577539</text:p>
          </table:table-cell>
          <table:table-cell office:value-type="float" office:value="0.07142" calcext:value-type="float">
            <text:p>0.07142</text:p>
          </table:table-cell>
          <table:table-cell office:value-type="float" office:value="0.999895" calcext:value-type="float">
            <text:p>0.999895</text:p>
          </table:table-cell>
          <table:table-cell office:value-type="float" office:value="-0.014319" calcext:value-type="float">
            <text:p>-0.014319</text:p>
          </table:table-cell>
          <table:table-cell table:formula="of:=ROUND(SQRT([.F5]^2+[.G5]^2);5)" office:value-type="float" office:value="1" calcext:value-type="float">
            <text:p>1</text:p>
          </table:table-cell>
          <table:table-cell table:formula="of:=ROUND(ACOS([.F5]/[.H5]);4)" office:value-type="float" office:value="0.0145" calcext:value-type="float">
            <text:p>0.0145</text:p>
          </table:table-cell>
          <table:table-cell table:formula="of:=10*[.I5]" office:value-type="float" office:value="0.145" calcext:value-type="float">
            <text:p>0.145</text:p>
          </table:table-cell>
          <table:table-cell office:value-type="float" office:value="0.999902" calcext:value-type="float">
            <text:p>0.999902</text:p>
          </table:table-cell>
          <table:table-cell office:value-type="float" office:value="0.0137497" calcext:value-type="float">
            <text:p>0.0137497</text:p>
          </table:table-cell>
          <table:table-cell table:formula="of:=SQRT([.K5]^2+[.L5]^2)" office:value-type="float" office:value="0.999996531921031" calcext:value-type="float">
            <text:p>0.999996531921031</text:p>
          </table:table-cell>
          <table:table-cell table:formula="of:=ACOS([.K5]/[.M5])" office:value-type="float" office:value="0.0137501809664547" calcext:value-type="float">
            <text:p>0.013750180966455</text:p>
          </table:table-cell>
          <table:table-cell table:formula="of:=10*[.N5]" office:value-type="float" office:value="0.137501809664547" calcext:value-type="float">
            <text:p>0.137501809664547</text:p>
          </table:table-cell>
          <table:table-cell table:number-columns-repeated="1009"/>
        </table:table-row>
        <table:table-row table:style-name="ro4">
          <table:table-cell table:formula="of:=0.3*8.97" office:value-type="float" office:value="2.691" calcext:value-type="float">
            <text:p>2.691</text:p>
          </table:table-cell>
          <table:table-cell office:value-type="float" office:value="0.105397" calcext:value-type="float">
            <text:p>0.105397</text:p>
          </table:table-cell>
          <table:table-cell office:value-type="float" office:value="0.124475" calcext:value-type="float">
            <text:p>0.124475</text:p>
          </table:table-cell>
          <table:table-cell office:value-type="float" office:value="0.106461" calcext:value-type="float">
            <text:p>0.106461</text:p>
          </table:table-cell>
          <table:table-cell office:value-type="float" office:value="0.128902" calcext:value-type="float">
            <text:p>0.128902</text:p>
          </table:table-cell>
          <table:table-cell office:value-type="float" office:value="0.999664" calcext:value-type="float">
            <text:p>0.999664</text:p>
          </table:table-cell>
          <table:table-cell office:value-type="float" office:value="-0.0257799" calcext:value-type="float">
            <text:p>-0.0257799</text:p>
          </table:table-cell>
          <table:table-cell table:formula="of:=ROUND(SQRT([.F6]^2+[.G6]^2);5)" office:value-type="float" office:value="1" calcext:value-type="float">
            <text:p>1</text:p>
          </table:table-cell>
          <table:table-cell table:formula="of:=ROUND(ACOS([.F6]/[.H6]);4)" office:value-type="float" office:value="0.0259" calcext:value-type="float">
            <text:p>0.0259</text:p>
          </table:table-cell>
          <table:table-cell table:formula="of:=10*[.I6]" office:value-type="float" office:value="0.259" calcext:value-type="float">
            <text:p>0.259</text:p>
          </table:table-cell>
          <table:table-cell office:value-type="float" office:value="0.999657" calcext:value-type="float">
            <text:p>0.999657</text:p>
          </table:table-cell>
          <table:table-cell office:value-type="float" office:value="-0.0260421" calcext:value-type="float">
            <text:p>-0.0260421</text:p>
          </table:table-cell>
          <table:table-cell table:formula="of:=SQRT([.K6]^2+[.L6]^2)" office:value-type="float" office:value="0.99999615430331" calcext:value-type="float">
            <text:p>0.99999615430331</text:p>
          </table:table-cell>
          <table:table-cell table:formula="of:=ACOS([.K6]/[.M6])" office:value-type="float" office:value="0.0260451446692715" calcext:value-type="float">
            <text:p>0.026045144669272</text:p>
          </table:table-cell>
          <table:table-cell table:formula="of:=10*[.N6]" office:value-type="float" office:value="0.260451446692715" calcext:value-type="float">
            <text:p>0.260451446692715</text:p>
          </table:table-cell>
          <table:table-cell table:number-columns-repeated="1009"/>
        </table:table-row>
        <table:table-row table:style-name="ro4">
          <table:table-cell table:formula="of:=0.4*8.97" office:value-type="float" office:value="3.588" calcext:value-type="float">
            <text:p>3.588</text:p>
          </table:table-cell>
          <table:table-cell office:value-type="float" office:value="0.173472" calcext:value-type="float">
            <text:p>0.173472</text:p>
          </table:table-cell>
          <table:table-cell office:value-type="float" office:value="0.199713" calcext:value-type="float">
            <text:p>0.199713</text:p>
          </table:table-cell>
          <table:table-cell office:value-type="float" office:value="0.175578" calcext:value-type="float">
            <text:p>0.175578</text:p>
          </table:table-cell>
          <table:table-cell office:value-type="float" office:value="0.20683" calcext:value-type="float">
            <text:p>0.20683</text:p>
          </table:table-cell>
          <table:table-cell office:value-type="float" office:value="0.999134" calcext:value-type="float">
            <text:p>0.999134</text:p>
          </table:table-cell>
          <table:table-cell office:value-type="float" office:value="-0.0415081" calcext:value-type="float">
            <text:p>-0.0415081</text:p>
          </table:table-cell>
          <table:table-cell table:formula="of:=ROUND(SQRT([.F7]^2+[.G7]^2);5)" office:value-type="float" office:value="1" calcext:value-type="float">
            <text:p>1</text:p>
          </table:table-cell>
          <table:table-cell table:formula="of:=ROUND(ACOS([.F7]/[.H7]);4)" office:value-type="float" office:value="0.0416" calcext:value-type="float">
            <text:p>0.0416</text:p>
          </table:table-cell>
          <table:table-cell table:formula="of:=10*[.I7]" office:value-type="float" office:value="0.416" calcext:value-type="float">
            <text:p>0.416</text:p>
          </table:table-cell>
          <table:table-cell office:value-type="float" office:value="0.999116" calcext:value-type="float">
            <text:p>0.999116</text:p>
          </table:table-cell>
          <table:table-cell office:value-type="float" office:value="-0.0419267" calcext:value-type="float">
            <text:p>-0.0419267</text:p>
          </table:table-cell>
          <table:table-cell table:formula="of:=SQRT([.K7]^2+[.L7]^2)" office:value-type="float" office:value="0.999995314803469" calcext:value-type="float">
            <text:p>0.999995314803469</text:p>
          </table:table-cell>
          <table:table-cell table:formula="of:=ACOS([.K7]/[.M7])" office:value-type="float" office:value="0.0419391897975824" calcext:value-type="float">
            <text:p>0.041939189797583</text:p>
          </table:table-cell>
          <table:table-cell table:formula="of:=10*[.N7]" office:value-type="float" office:value="0.419391897975824" calcext:value-type="float">
            <text:p>0.419391897975824</text:p>
          </table:table-cell>
          <table:table-cell table:number-columns-repeated="1009"/>
        </table:table-row>
        <table:table-row table:style-name="ro4">
          <table:table-cell table:formula="of:=0.5*8.97" office:value-type="float" office:value="4.485" calcext:value-type="float">
            <text:p>4.485</text:p>
          </table:table-cell>
          <table:table-cell office:value-type="float" office:value="0.263095" calcext:value-type="float">
            <text:p>0.263095</text:p>
          </table:table-cell>
          <table:table-cell office:value-type="float" office:value="0.306513" calcext:value-type="float">
            <text:p>0.306513</text:p>
          </table:table-cell>
          <table:table-cell office:value-type="float" office:value="0.26656" calcext:value-type="float">
            <text:p>0.26656</text:p>
          </table:table-cell>
          <table:table-cell office:value-type="float" office:value="0.317264" calcext:value-type="float">
            <text:p>0.317264</text:p>
          </table:table-cell>
          <table:table-cell office:value-type="float" office:value="0.998097" calcext:value-type="float">
            <text:p>0.998097</text:p>
          </table:table-cell>
          <table:table-cell office:value-type="float" office:value="-0.0616001" calcext:value-type="float">
            <text:p>-0.0616001</text:p>
          </table:table-cell>
          <table:table-cell table:formula="of:=ROUND(SQRT([.F8]^2+[.G8]^2);5)" office:value-type="float" office:value="1" calcext:value-type="float">
            <text:p>1</text:p>
          </table:table-cell>
          <table:table-cell table:formula="of:=ROUND(ACOS([.F8]/[.H8]);4)" office:value-type="float" office:value="0.0617" calcext:value-type="float">
            <text:p>0.0617</text:p>
          </table:table-cell>
          <table:table-cell table:formula="of:=10*[.I8]" office:value-type="float" office:value="0.617" calcext:value-type="float">
            <text:p>0.617</text:p>
          </table:table-cell>
          <table:table-cell office:value-type="float" office:value="0.998064" calcext:value-type="float">
            <text:p>0.998064</text:p>
          </table:table-cell>
          <table:table-cell office:value-type="float" office:value="-0.0621404" calcext:value-type="float">
            <text:p>-0.0621404</text:p>
          </table:table-cell>
          <table:table-cell table:formula="of:=SQRT([.K8]^2+[.L8]^2)" office:value-type="float" office:value="0.999996588698262" calcext:value-type="float">
            <text:p>0.999996588698262</text:p>
          </table:table-cell>
          <table:table-cell table:formula="of:=ACOS([.K8]/[.M8])" office:value-type="float" office:value="0.0621806738361258" calcext:value-type="float">
            <text:p>0.062180673836126</text:p>
          </table:table-cell>
          <table:table-cell table:formula="of:=10*[.N8]" office:value-type="float" office:value="0.621806738361258" calcext:value-type="float">
            <text:p>0.621806738361258</text:p>
          </table:table-cell>
          <table:table-cell table:number-columns-repeated="1009"/>
        </table:table-row>
        <table:table-row table:style-name="ro4">
          <table:table-cell table:formula="of:=0.6*8.97" office:value-type="float" office:value="5.382" calcext:value-type="float">
            <text:p>5.382</text:p>
          </table:table-cell>
          <table:table-cell office:value-type="float" office:value="0.36315" calcext:value-type="float">
            <text:p>0.36315</text:p>
          </table:table-cell>
          <table:table-cell office:value-type="float" office:value="0.448343" calcext:value-type="float">
            <text:p>0.448343</text:p>
          </table:table-cell>
          <table:table-cell office:value-type="float" office:value="0.367666" calcext:value-type="float">
            <text:p>0.367666</text:p>
          </table:table-cell>
          <table:table-cell office:value-type="float" office:value="0.46314" calcext:value-type="float">
            <text:p>0.46314</text:p>
          </table:table-cell>
          <table:table-cell office:value-type="float" office:value="0.996532" calcext:value-type="float">
            <text:p>0.996532</text:p>
          </table:table-cell>
          <table:table-cell office:value-type="float" office:value="-0.0831846" calcext:value-type="float">
            <text:p>-0.0831846</text:p>
          </table:table-cell>
          <table:table-cell table:formula="of:=ROUND(SQRT([.F9]^2+[.G9]^2);5)" office:value-type="float" office:value="1" calcext:value-type="float">
            <text:p>1</text:p>
          </table:table-cell>
          <table:table-cell table:formula="of:=ROUND(ACOS([.F9]/[.H9]);4)" office:value-type="float" office:value="0.0833" calcext:value-type="float">
            <text:p>0.0833</text:p>
          </table:table-cell>
          <table:table-cell table:formula="of:=10*[.I9]" office:value-type="float" office:value="0.833" calcext:value-type="float">
            <text:p>0.833</text:p>
          </table:table-cell>
          <table:table-cell office:value-type="float" office:value="0.996497" calcext:value-type="float">
            <text:p>0.996497</text:p>
          </table:table-cell>
          <table:table-cell office:value-type="float" office:value="-0.0836127" calcext:value-type="float">
            <text:p>-0.0836127</text:p>
          </table:table-cell>
          <table:table-cell table:formula="of:=SQRT([.K9]^2+[.L9]^2)" office:value-type="float" office:value="0.99999867730427" calcext:value-type="float">
            <text:p>0.99999867730427</text:p>
          </table:table-cell>
          <table:table-cell table:formula="of:=ACOS([.K9]/[.M9])" office:value-type="float" office:value="0.0837105426548084" calcext:value-type="float">
            <text:p>0.083710542654809</text:p>
          </table:table-cell>
          <table:table-cell table:formula="of:=10*[.N9]" office:value-type="float" office:value="0.837105426548084" calcext:value-type="float">
            <text:p>0.837105426548084</text:p>
          </table:table-cell>
          <table:table-cell table:number-columns-repeated="1009"/>
        </table:table-row>
        <table:table-row table:style-name="ro4">
          <table:table-cell table:formula="of:=0.7*8.97" office:value-type="float" office:value="6.279" calcext:value-type="float">
            <text:p>6.279</text:p>
          </table:table-cell>
          <table:table-cell office:value-type="float" office:value="0.451826" calcext:value-type="float">
            <text:p>0.451826</text:p>
          </table:table-cell>
          <table:table-cell office:value-type="float" office:value="0.611189" calcext:value-type="float">
            <text:p>0.611189</text:p>
          </table:table-cell>
          <table:table-cell office:value-type="float" office:value="0.456629" calcext:value-type="float">
            <text:p>0.456629</text:p>
          </table:table-cell>
          <table:table-cell office:value-type="float" office:value="0.629313" calcext:value-type="float">
            <text:p>0.629313</text:p>
          </table:table-cell>
          <table:table-cell office:value-type="float" office:value="0.994891" calcext:value-type="float">
            <text:p>0.994891</text:p>
          </table:table-cell>
          <table:table-cell office:value-type="float" office:value="-0.10097" calcext:value-type="float">
            <text:p>-0.10097</text:p>
          </table:table-cell>
          <table:table-cell table:formula="of:=ROUND(SQRT([.F10]^2+[.G10]^2);5)" office:value-type="float" office:value="1" calcext:value-type="float">
            <text:p>1</text:p>
          </table:table-cell>
          <table:table-cell table:formula="of:=ROUND(ACOS([.F10]/[.H10]);4)" office:value-type="float" office:value="0.1011" calcext:value-type="float">
            <text:p>0.1011</text:p>
          </table:table-cell>
          <table:table-cell table:formula="of:=10*[.I10]" office:value-type="float" office:value="1.011" calcext:value-type="float">
            <text:p>1.011</text:p>
          </table:table-cell>
          <table:table-cell office:value-type="float" office:value="0.9949" calcext:value-type="float">
            <text:p>0.9949</text:p>
          </table:table-cell>
          <table:table-cell office:value-type="float" office:value="-0.100882" calcext:value-type="float">
            <text:p>-0.100882</text:p>
          </table:table-cell>
          <table:table-cell table:formula="of:=SQRT([.K10]^2+[.L10]^2)" office:value-type="float" office:value="1.00000159396073" calcext:value-type="float">
            <text:p>1.00000159396073</text:p>
          </table:table-cell>
          <table:table-cell table:formula="of:=ACOS([.K10]/[.M10])" office:value-type="float" office:value="0.101053742495032" calcext:value-type="float">
            <text:p>0.101053742495032</text:p>
          </table:table-cell>
          <table:table-cell table:formula="of:=10*[.N10]" office:value-type="float" office:value="1.01053742495032" calcext:value-type="float">
            <text:p>1.01053742495032</text:p>
          </table:table-cell>
          <table:table-cell table:number-columns-repeated="1009"/>
        </table:table-row>
        <table:table-row table:style-name="ro4">
          <table:table-cell table:formula="of:=0.8*8.97" office:value-type="float" office:value="7.176" calcext:value-type="float">
            <text:p>7.176</text:p>
          </table:table-cell>
          <table:table-cell office:value-type="float" office:value="0.51512" calcext:value-type="float">
            <text:p>0.51512</text:p>
          </table:table-cell>
          <table:table-cell office:value-type="float" office:value="0.740883" calcext:value-type="float">
            <text:p>0.740883</text:p>
          </table:table-cell>
          <table:table-cell office:value-type="float" office:value="0.521252" calcext:value-type="float">
            <text:p>0.521252</text:p>
          </table:table-cell>
          <table:table-cell office:value-type="float" office:value="0.794117" calcext:value-type="float">
            <text:p>0.794117</text:p>
          </table:table-cell>
          <table:table-cell office:value-type="float" office:value="0.993819" calcext:value-type="float">
            <text:p>0.993819</text:p>
          </table:table-cell>
          <table:table-cell office:value-type="float" office:value="-0.11106" calcext:value-type="float">
            <text:p>-0.11106</text:p>
          </table:table-cell>
          <table:table-cell table:formula="of:=ROUND(SQRT([.F11]^2+[.G11]^2);4)" office:value-type="float" office:value="1" calcext:value-type="float">
            <text:p>1</text:p>
          </table:table-cell>
          <table:table-cell table:formula="of:=ROUND(ACOS([.F11]/[.H11]);4)" office:value-type="float" office:value="0.1112" calcext:value-type="float">
            <text:p>0.1112</text:p>
          </table:table-cell>
          <table:table-cell table:formula="of:=10*[.I11]" office:value-type="float" office:value="1.112" calcext:value-type="float">
            <text:p>1.112</text:p>
          </table:table-cell>
          <table:table-cell office:value-type="float" office:value="0.99394" calcext:value-type="float">
            <text:p>0.99394</text:p>
          </table:table-cell>
          <table:table-cell office:value-type="float" office:value="-0.109982" calcext:value-type="float">
            <text:p>-0.109982</text:p>
          </table:table-cell>
          <table:table-cell table:formula="of:=SQRT([.K11]^2+[.L11]^2)" office:value-type="float" office:value="1.00000638194164" calcext:value-type="float">
            <text:p>1.00000638194164</text:p>
          </table:table-cell>
          <table:table-cell table:formula="of:=ACOS([.K11]/[.M11])" office:value-type="float" office:value="0.110204233929382" calcext:value-type="float">
            <text:p>0.110204233929382</text:p>
          </table:table-cell>
          <table:table-cell table:formula="of:=10*[.N11]" office:value-type="float" office:value="1.10204233929382" calcext:value-type="float">
            <text:p>1.10204233929382</text:p>
          </table:table-cell>
          <table:table-cell table:number-columns-repeated="1009"/>
        </table:table-row>
        <table:table-row table:style-name="ro4">
          <table:table-cell table:formula="of:=0.9*8.97" office:value-type="float" office:value="8.073" calcext:value-type="float">
            <text:p>8.073</text:p>
          </table:table-cell>
          <table:table-cell office:value-type="float" office:value="0.559977" calcext:value-type="float">
            <text:p>0.559977</text:p>
          </table:table-cell>
          <table:table-cell office:value-type="float" office:value="0.925402" calcext:value-type="float">
            <text:p>0.925402</text:p>
          </table:table-cell>
          <table:table-cell office:value-type="float" office:value="0.564707" calcext:value-type="float">
            <text:p>0.564707</text:p>
          </table:table-cell>
          <table:table-cell office:value-type="float" office:value="0.947265" calcext:value-type="float">
            <text:p>0.947265</text:p>
          </table:table-cell>
          <table:table-cell office:value-type="float" office:value="0.993877" calcext:value-type="float">
            <text:p>0.993877</text:p>
          </table:table-cell>
          <table:table-cell office:value-type="float" office:value="-0.11059" calcext:value-type="float">
            <text:p>-0.11059</text:p>
          </table:table-cell>
          <table:table-cell table:formula="of:=ROUND(SQRT([.F12]^2+[.G12]^2);5)" office:value-type="float" office:value="1.00001" calcext:value-type="float">
            <text:p>1.00001</text:p>
          </table:table-cell>
          <table:table-cell table:formula="of:=ROUND(ACOS([.F12]/[.H12]);4)" office:value-type="float" office:value="0.1108" calcext:value-type="float">
            <text:p>0.1108</text:p>
          </table:table-cell>
          <table:table-cell table:formula="of:=10*[.I12]" office:value-type="float" office:value="1.108" calcext:value-type="float">
            <text:p>1.108</text:p>
          </table:table-cell>
          <table:table-cell office:value-type="float" office:value="0.994208" calcext:value-type="float">
            <text:p>0.994208</text:p>
          </table:table-cell>
          <table:table-cell office:value-type="float" office:value="-0.107581" calcext:value-type="float">
            <text:p>-0.107581</text:p>
          </table:table-cell>
          <table:table-cell table:formula="of:=SQRT([.K12]^2+[.L12]^2)" office:value-type="float" office:value="1.00001160934511" calcext:value-type="float">
            <text:p>1.00001160934511</text:p>
          </table:table-cell>
          <table:table-cell table:formula="of:=ACOS([.K12]/[.M12])" office:value-type="float" office:value="0.107788349928332" calcext:value-type="float">
            <text:p>0.107788349928332</text:p>
          </table:table-cell>
          <table:table-cell table:formula="of:=10*[.N12]" office:value-type="float" office:value="1.07788349928332" calcext:value-type="float">
            <text:p>1.07788349928332</text:p>
          </table:table-cell>
          <table:table-cell table:number-columns-repeated="1009"/>
        </table:table-row>
        <table:table-row table:style-name="ro4">
          <table:table-cell table:formula="of:=1*8.97" office:value-type="float" office:value="8.97" calcext:value-type="float">
            <text:p>8.97</text:p>
          </table:table-cell>
          <table:table-cell office:value-type="float" office:value="0.595619" calcext:value-type="float">
            <text:p>0.595619</text:p>
          </table:table-cell>
          <table:table-cell office:value-type="float" office:value="1.07974" calcext:value-type="float">
            <text:p>1.07974</text:p>
          </table:table-cell>
          <table:table-cell office:value-type="float" office:value="0.604336" calcext:value-type="float">
            <text:p>0.604336</text:p>
          </table:table-cell>
          <table:table-cell office:value-type="float" office:value="1.11239" calcext:value-type="float">
            <text:p>1.11239</text:p>
          </table:table-cell>
          <table:table-cell office:value-type="float" office:value="0.996468" calcext:value-type="float">
            <text:p>0.996468</text:p>
          </table:table-cell>
          <table:table-cell office:value-type="float" office:value="-0.0841965" calcext:value-type="float">
            <text:p>-0.0841965</text:p>
          </table:table-cell>
          <table:table-cell table:formula="of:=ROUND(SQRT([.F13]^2+[.G13]^2);5)" office:value-type="float" office:value="1.00002" calcext:value-type="float">
            <text:p>1.00002</text:p>
          </table:table-cell>
          <table:table-cell table:formula="of:=ROUND(ACOS([.F13]/[.H13]);4)" office:value-type="float" office:value="0.0843" calcext:value-type="float">
            <text:p>0.0843</text:p>
          </table:table-cell>
          <table:table-cell table:formula="of:=10*[.I13]" office:value-type="float" office:value="0.843" calcext:value-type="float">
            <text:p>0.843</text:p>
          </table:table-cell>
          <table:table-cell office:value-type="float" office:value="0.997737" calcext:value-type="float">
            <text:p>0.997737</text:p>
          </table:table-cell>
          <table:table-cell office:value-type="float" office:value="-0.0675525" calcext:value-type="float">
            <text:p>-0.0675525</text:p>
          </table:table-cell>
          <table:table-cell table:formula="of:=SQRT([.K13]^2+[.L13]^2)" office:value-type="float" office:value="1.00002123048726" calcext:value-type="float">
            <text:p>1.00002123048726</text:p>
          </table:table-cell>
          <table:table-cell table:formula="of:=ACOS([.K13]/[.M13])" office:value-type="float" office:value="0.0676025458729978" calcext:value-type="float">
            <text:p>0.067602545872998</text:p>
          </table:table-cell>
          <table:table-cell table:formula="of:=10*[.N13]" office:value-type="float" office:value="0.676025458729978" calcext:value-type="float">
            <text:p>0.676025458729978</text:p>
          </table:table-cell>
          <table:table-cell table:number-columns-repeated="1009"/>
        </table:table-row>
        <table:table-row table:style-name="ro1">
          <table:table-cell table:style-name="ce6" table:number-columns-repeated="5"/>
          <table:table-cell table:style-name="Default" table:number-columns-repeated="5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4">00/00/0000</text:date>, <text:time style:data-style-name="N2" text:time-value="12:18:12.1245714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2T13:08:20.548433067</meta:creation-date>
    <dc:date>2021-05-24T22:39:55.623338248</dc:date>
    <meta:editing-duration>PT57M49S</meta:editing-duration>
    <meta:editing-cycles>7</meta:editing-cycles>
    <meta:generator>LibreOffice/6.4.7.2$Linux_X86_64 LibreOffice_project/40$Build-2</meta:generator>
    <meta:document-statistic meta:table-count="2" meta:cell-count="52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44cm" svg:height="10.139cm" xlink:href=".." xlink:type="simple" chart:class="chart:scatter" chart:style-name="ch1">
        <chart:legend chart:legend-position="end" svg:x="14.795cm" svg:y="4.263cm" style:legend-expansion="high" chart:style-name="ch2"/>
        <chart:plot-area chart:style-name="ch3" table:cell-range-address="Sheet1.G2:Sheet1.G12 Sheet1.A3:Sheet1.A12 Sheet1.O2:Sheet1.O2 Sheet1.H2:Sheet1.H2" chart:data-source-has-labels="row" svg:x="1.308cm" svg:y="0.371cm" svg:width="13.801cm" svg:height="8.529cm">
          <chartooo:coordinate-region svg:x="1.94cm" svg:y="0.573cm" svg:width="12.924cm" svg:height="7.674cm"/>
          <chart:axis chart:dimension="x" chart:name="primary-x" chart:style-name="ch4">
            <chart:title svg:x="7.473cm" svg:y="9.102cm" chart:style-name="ch5">
              <text:p>-x/R, -y/R</text:p>
            </chart:title>
          </chart:axis>
          <chart:axis chart:dimension="x" chart:name="secondary-x" chart:style-name="ch6"/>
          <chart:axis chart:dimension="y" chart:name="primary-y" chart:style-name="ch4">
            <chart:title svg:x="0.398cm" svg:y="5.264cm" chart:style-name="ch7">
              <text:p>PR^2/EI</text:p>
            </chart:title>
          </chart:axis>
          <chart:axis chart:dimension="y" chart:name="secondary-y" chart:style-name="ch6"/>
          <chart:series chart:attached-axis="primary-y" chart:style-name="ch8" chart:values-cell-range-address="Sheet1.A3:Sheet1.A12" chart:label-cell-address="Sheet1.G2:Sheet1.G2" chart:class="chart:scatter">
            <chart:domain table:cell-range-address="Sheet1.G3:Sheet1.G12"/>
            <chart:data-point chart:repeated="10"/>
          </chart:series>
          <chart:series chart:attached-axis="primary-y" chart:style-name="ch9" chart:values-cell-range-address="Sheet1.A3:Sheet1.A12" chart:label-cell-address="Sheet1.O2:Sheet1.O2" chart:class="chart:scatter">
            <chart:domain table:cell-range-address="Sheet1.O3:Sheet1.O12"/>
            <chart:data-point chart:repeated="10"/>
          </chart:series>
          <chart:series chart:attached-axis="primary-y" chart:style-name="ch10" chart:values-cell-range-address="Sheet1.A3:Sheet1.A12" chart:label-cell-address="Sheet1.H2:Sheet1.H2" chart:class="chart:scatter">
            <chart:domain table:cell-range-address="Sheet1.H3:Sheet1.H12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-x/R</text:p>
                <draw:g>
                  <svg:desc>Sheet1.G2:Sheet1.G2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10*rot angle</text:p>
                <draw:g>
                  <svg:desc>Sheet1.O2:Sheet1.O2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-y/R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82287">
                <text:p>0.0282287</text:p>
                <draw:g>
                  <svg:desc>Sheet1.G3:Sheet1.G12</svg:desc>
                </draw:g>
              </table:table-cell>
              <table:table-cell office:value-type="float" office:value="1">
                <text:p>1</text:p>
                <draw:g>
                  <svg:desc>Sheet1.A3:Sheet1.A12</svg:desc>
                </draw:g>
              </table:table-cell>
              <table:table-cell office:value-type="float" office:value="0.0986394328877216">
                <text:p>0.0986394328877216</text:p>
                <draw:g>
                  <svg:desc>Sheet1.O3:Sheet1.O12</svg:desc>
                </draw:g>
              </table:table-cell>
              <table:table-cell office:value-type="float" office:value="1">
                <text:p>1</text:p>
                <draw:g>
                  <svg:desc>Sheet1.A3:Sheet1.A12</svg:desc>
                </draw:g>
              </table:table-cell>
              <table:table-cell office:value-type="float" office:value="0.0366892">
                <text:p>0.0366892</text:p>
                <draw:g>
                  <svg:desc>Sheet1.H3:Sheet1.H12</svg:desc>
                </draw:g>
              </table:table-cell>
              <table:table-cell office:value-type="float" office:value="1">
                <text:p>1</text:p>
                <draw:g>
                  <svg:desc>Sheet1.A3:Sheet1.A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78556">
                <text:p>0.0978556</text:p>
              </table:table-cell>
              <table:table-cell office:value-type="float" office:value="2.5">
                <text:p>2.5</text:p>
              </table:table-cell>
              <table:table-cell office:value-type="float" office:value="0.310201960370326">
                <text:p>0.310201960370326</text:p>
              </table:table-cell>
              <table:table-cell office:value-type="float" office:value="2.5">
                <text:p>2.5</text:p>
              </table:table-cell>
              <table:table-cell office:value-type="float" office:value="0.117237">
                <text:p>0.11723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0279">
                <text:p>0.220279</text:p>
              </table:table-cell>
              <table:table-cell office:value-type="float" office:value="4">
                <text:p>4</text:p>
              </table:table-cell>
              <table:table-cell office:value-type="float" office:value="0.639243532598022">
                <text:p>0.639243532598022</text:p>
              </table:table-cell>
              <table:table-cell office:value-type="float" office:value="4">
                <text:p>4</text:p>
              </table:table-cell>
              <table:table-cell office:value-type="float" office:value="0.256947">
                <text:p>0.2569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78721">
                <text:p>0.478721</text:p>
              </table:table-cell>
              <table:table-cell office:value-type="float" office:value="6.5">
                <text:p>6.5</text:p>
              </table:table-cell>
              <table:table-cell office:value-type="float" office:value="1.26179168819157">
                <text:p>1.26179168819157</text:p>
              </table:table-cell>
              <table:table-cell office:value-type="float" office:value="6.5">
                <text:p>6.5</text:p>
              </table:table-cell>
              <table:table-cell office:value-type="float" office:value="0.677067">
                <text:p>0.67706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13459">
                <text:p>0.513459</text:p>
              </table:table-cell>
              <table:table-cell office:value-type="float" office:value="7">
                <text:p>7</text:p>
              </table:table-cell>
              <table:table-cell office:value-type="float" office:value="1.33006107006034">
                <text:p>1.33006107006034</text:p>
              </table:table-cell>
              <table:table-cell office:value-type="float" office:value="7">
                <text:p>7</text:p>
              </table:table-cell>
              <table:table-cell office:value-type="float" office:value="0.768614">
                <text:p>0.7686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41397">
                <text:p>0.541397</text:p>
              </table:table-cell>
              <table:table-cell office:value-type="float" office:value="7.5">
                <text:p>7.5</text:p>
              </table:table-cell>
              <table:table-cell office:value-type="float" office:value="1.36773943427887">
                <text:p>1.36773943427887</text:p>
              </table:table-cell>
              <table:table-cell office:value-type="float" office:value="7.5">
                <text:p>7.5</text:p>
              </table:table-cell>
              <table:table-cell office:value-type="float" office:value="0.863236">
                <text:p>0.863236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62545">
                <text:p>0.562545</text:p>
              </table:table-cell>
              <table:table-cell office:value-type="float" office:value="8">
                <text:p>8</text:p>
              </table:table-cell>
              <table:table-cell office:value-type="float" office:value="1.36795737729241">
                <text:p>1.36795737729241</text:p>
              </table:table-cell>
              <table:table-cell office:value-type="float" office:value="8">
                <text:p>8</text:p>
              </table:table-cell>
              <table:table-cell office:value-type="float" office:value="0.939162">
                <text:p>0.9391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9754">
                <text:p>0.579754</text:p>
              </table:table-cell>
              <table:table-cell office:value-type="float" office:value="8.5">
                <text:p>8.5</text:p>
              </table:table-cell>
              <table:table-cell office:value-type="float" office:value="1.31154779947597">
                <text:p>1.31154779947597</text:p>
              </table:table-cell>
              <table:table-cell office:value-type="float" office:value="8.5">
                <text:p>8.5</text:p>
              </table:table-cell>
              <table:table-cell office:value-type="float" office:value="1.0108">
                <text:p>1.0108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7213">
                <text:p>0.597213</text:p>
              </table:table-cell>
              <table:table-cell office:value-type="float" office:value="8.97">
                <text:p>8.97</text:p>
              </table:table-cell>
              <table:table-cell office:value-type="float" office:value="1.13258830870368">
                <text:p>1.13258830870368</text:p>
              </table:table-cell>
              <table:table-cell office:value-type="float" office:value="8.97">
                <text:p>8.97</text:p>
              </table:table-cell>
              <table:table-cell office:value-type="float" office:value="1.09729">
                <text:p>1.0972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811">
                <text:p>0.59811</text:p>
              </table:table-cell>
              <table:table-cell office:value-type="float" office:value="8.99">
                <text:p>8.99</text:p>
              </table:table-cell>
              <table:table-cell office:value-type="float" office:value="1.1175632509322">
                <text:p>1.1175632509322</text:p>
              </table:table-cell>
              <table:table-cell office:value-type="float" office:value="8.99">
                <text:p>8.99</text:p>
              </table:table-cell>
              <table:table-cell office:value-type="float" office:value="1.10113">
                <text:p>1.10113</text:p>
              </table:table-cell>
              <table:table-cell office:value-type="float" office:value="8.99">
                <text:p>8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b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49cm" svg:height="12.452cm" xlink:href=".." xlink:type="simple" chart:class="chart:scatter" chart:style-name="ch1">
        <chart:legend chart:legend-position="end" svg:x="16.558cm" svg:y="4.664cm" style:legend-expansion="high" chart:style-name="ch2"/>
        <chart:plot-area chart:style-name="ch3" table:cell-range-address="Sheet2.B3:Sheet2.B13 Sheet2.A4:Sheet2.A13 Sheet2.O3:Sheet2.O3 Sheet2.J3:Sheet2.J3 Sheet2.C3:Sheet2.E3" chart:data-source-has-labels="row" svg:x="0.389cm" svg:y="0.249cm" svg:width="15.78cm" svg:height="11.954cm">
          <chartooo:coordinate-region svg:x="0.831cm" svg:y="0.451cm" svg:width="14.903cm" svg:height="11.0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4:Sheet2.A13" chart:label-cell-address="Sheet2.B3:Sheet2.B3" chart:class="chart:scatter">
            <chart:domain table:cell-range-address="Sheet2.B4:Sheet2.B13"/>
            <chart:data-point chart:repeated="10"/>
          </chart:series>
          <chart:series chart:style-name="ch7" chart:values-cell-range-address="Sheet2.A4:Sheet2.A13" chart:label-cell-address="Sheet2.O3:Sheet2.O3" chart:class="chart:scatter">
            <chart:domain table:cell-range-address="Sheet2.O4:Sheet2.O13"/>
            <chart:data-point chart:repeated="10"/>
          </chart:series>
          <chart:series chart:style-name="ch8" chart:values-cell-range-address="Sheet2.A4:Sheet2.A13" chart:label-cell-address="Sheet2.J3:Sheet2.J3" chart:class="chart:scatter">
            <chart:domain table:cell-range-address="Sheet2.J4:Sheet2.J13"/>
            <chart:data-point chart:repeated="10"/>
          </chart:series>
          <chart:series chart:style-name="ch9" chart:values-cell-range-address="Sheet2.A4:Sheet2.A13" chart:label-cell-address="Sheet2.C3:Sheet2.C3" chart:class="chart:scatter">
            <chart:domain table:cell-range-address="Sheet2.C4:Sheet2.C13"/>
            <chart:data-point chart:repeated="10"/>
          </chart:series>
          <chart:series chart:style-name="ch10" chart:values-cell-range-address="Sheet2.A4:Sheet2.A13" chart:label-cell-address="Sheet2.D3:Sheet2.D3" chart:class="chart:scatter">
            <chart:domain table:cell-range-address="Sheet2.D4:Sheet2.D13"/>
            <chart:data-point chart:repeated="10"/>
          </chart:series>
          <chart:series chart:style-name="ch11" chart:values-cell-range-address="Sheet2.A4:Sheet2.A13" chart:label-cell-address="Sheet2.E3:Sheet2.E3" chart:class="chart:scatter">
            <chart:domain table:cell-range-address="Sheet2.E4:Sheet2.E13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x/R (41)</text:p>
                <draw:g>
                  <svg:desc>Sheet2.B3:Sheet2.B3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10phi(80)</text:p>
                <draw:g>
                  <svg:desc>Sheet2.O3:Sheet2.O3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10phi (40)</text:p>
                <draw:g>
                  <svg:desc>Sheet2.J3:Sheet2.J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y/R (41)</text:p>
                <draw:g>
                  <svg:desc>Sheet2.C3:Sheet2.C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x/R (81)</text:p>
                <draw:g>
                  <svg:desc>Sheet2.D3:Sheet2.D3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y/R (81)</text:p>
                <draw:g>
                  <svg:desc>Sheet2.E3:Sheet2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35992">
                <text:p>0.0235992</text:p>
                <draw:g>
                  <svg:desc>Sheet2.B4:Sheet2.B13</svg:desc>
                </draw:g>
              </table:table-cell>
              <table:table-cell office:value-type="float" office:value="0.897">
                <text:p>0.897</text:p>
                <draw:g>
                  <svg:desc>Sheet2.A4:Sheet2.A13</svg:desc>
                </draw:g>
              </table:table-cell>
              <table:table-cell office:value-type="float" office:value="0.0611266612109056">
                <text:p>0.0611266612109056</text:p>
                <draw:g>
                  <svg:desc>Sheet2.O4:Sheet2.O13</svg:desc>
                </draw:g>
              </table:table-cell>
              <table:table-cell office:value-type="float" office:value="0.897">
                <text:p>0.897</text:p>
                <draw:g>
                  <svg:desc>Sheet2.A4:Sheet2.A13</svg:desc>
                </draw:g>
              </table:table-cell>
              <table:table-cell office:value-type="float" office:value="0.063">
                <text:p>0.063</text:p>
                <draw:g>
                  <svg:desc>Sheet2.J4:Sheet2.J13</svg:desc>
                </draw:g>
              </table:table-cell>
              <table:table-cell office:value-type="float" office:value="0.897">
                <text:p>0.897</text:p>
                <draw:g>
                  <svg:desc>Sheet2.A4:Sheet2.A13</svg:desc>
                </draw:g>
              </table:table-cell>
              <table:table-cell office:value-type="float" office:value="0.0309154">
                <text:p>0.0309154</text:p>
                <draw:g>
                  <svg:desc>Sheet2.C4:Sheet2.C13</svg:desc>
                </draw:g>
              </table:table-cell>
              <table:table-cell office:value-type="float" office:value="0.897">
                <text:p>0.897</text:p>
                <draw:g>
                  <svg:desc>Sheet2.A4:Sheet2.A13</svg:desc>
                </draw:g>
              </table:table-cell>
              <table:table-cell office:value-type="float" office:value="0.0237348">
                <text:p>0.0237348</text:p>
                <draw:g>
                  <svg:desc>Sheet2.D4:Sheet2.D13</svg:desc>
                </draw:g>
              </table:table-cell>
              <table:table-cell office:value-type="float" office:value="0.897">
                <text:p>0.897</text:p>
                <draw:g>
                  <svg:desc>Sheet2.A4:Sheet2.A13</svg:desc>
                </draw:g>
              </table:table-cell>
              <table:table-cell office:value-type="float" office:value="0.0320102">
                <text:p>0.0320102</text:p>
                <draw:g>
                  <svg:desc>Sheet2.E4:Sheet2.E13</svg:desc>
                </draw:g>
              </table:table-cell>
              <table:table-cell office:value-type="float" office:value="0.897">
                <text:p>0.897</text:p>
                <draw:g>
                  <svg:desc>Sheet2.A4:Sheet2.A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72113">
                <text:p>0.0572113</text:p>
              </table:table-cell>
              <table:table-cell office:value-type="float" office:value="1.794">
                <text:p>1.794</text:p>
              </table:table-cell>
              <table:table-cell office:value-type="float" office:value="0.137501809664547">
                <text:p>0.137501809664547</text:p>
              </table:table-cell>
              <table:table-cell office:value-type="float" office:value="1.794">
                <text:p>1.794</text:p>
              </table:table-cell>
              <table:table-cell office:value-type="float" office:value="0.145">
                <text:p>0.145</text:p>
              </table:table-cell>
              <table:table-cell office:value-type="float" office:value="1.794">
                <text:p>1.794</text:p>
              </table:table-cell>
              <table:table-cell office:value-type="float" office:value="0.070814">
                <text:p>0.070814</text:p>
              </table:table-cell>
              <table:table-cell office:value-type="float" office:value="1.794">
                <text:p>1.794</text:p>
              </table:table-cell>
              <table:table-cell office:value-type="float" office:value="0.0577539">
                <text:p>0.0577539</text:p>
              </table:table-cell>
              <table:table-cell office:value-type="float" office:value="1.794">
                <text:p>1.794</text:p>
              </table:table-cell>
              <table:table-cell office:value-type="float" office:value="0.07142">
                <text:p>0.07142</text:p>
              </table:table-cell>
              <table:table-cell office:value-type="float" office:value="1.794">
                <text:p>1.7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5397">
                <text:p>0.105397</text:p>
              </table:table-cell>
              <table:table-cell office:value-type="float" office:value="2.691">
                <text:p>2.691</text:p>
              </table:table-cell>
              <table:table-cell office:value-type="float" office:value="0.260451446692715">
                <text:p>0.260451446692715</text:p>
              </table:table-cell>
              <table:table-cell office:value-type="float" office:value="2.691">
                <text:p>2.691</text:p>
              </table:table-cell>
              <table:table-cell office:value-type="float" office:value="0.259">
                <text:p>0.259</text:p>
              </table:table-cell>
              <table:table-cell office:value-type="float" office:value="2.691">
                <text:p>2.691</text:p>
              </table:table-cell>
              <table:table-cell office:value-type="float" office:value="0.124475">
                <text:p>0.124475</text:p>
              </table:table-cell>
              <table:table-cell office:value-type="float" office:value="2.691">
                <text:p>2.691</text:p>
              </table:table-cell>
              <table:table-cell office:value-type="float" office:value="0.106461">
                <text:p>0.106461</text:p>
              </table:table-cell>
              <table:table-cell office:value-type="float" office:value="2.691">
                <text:p>2.691</text:p>
              </table:table-cell>
              <table:table-cell office:value-type="float" office:value="0.128902">
                <text:p>0.128902</text:p>
              </table:table-cell>
              <table:table-cell office:value-type="float" office:value="2.691">
                <text:p>2.6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3472">
                <text:p>0.173472</text:p>
              </table:table-cell>
              <table:table-cell office:value-type="float" office:value="3.588">
                <text:p>3.588</text:p>
              </table:table-cell>
              <table:table-cell office:value-type="float" office:value="0.419391897975824">
                <text:p>0.419391897975824</text:p>
              </table:table-cell>
              <table:table-cell office:value-type="float" office:value="3.588">
                <text:p>3.588</text:p>
              </table:table-cell>
              <table:table-cell office:value-type="float" office:value="0.416">
                <text:p>0.416</text:p>
              </table:table-cell>
              <table:table-cell office:value-type="float" office:value="3.588">
                <text:p>3.588</text:p>
              </table:table-cell>
              <table:table-cell office:value-type="float" office:value="0.199713">
                <text:p>0.199713</text:p>
              </table:table-cell>
              <table:table-cell office:value-type="float" office:value="3.588">
                <text:p>3.588</text:p>
              </table:table-cell>
              <table:table-cell office:value-type="float" office:value="0.175578">
                <text:p>0.175578</text:p>
              </table:table-cell>
              <table:table-cell office:value-type="float" office:value="3.588">
                <text:p>3.588</text:p>
              </table:table-cell>
              <table:table-cell office:value-type="float" office:value="0.20683">
                <text:p>0.20683</text:p>
              </table:table-cell>
              <table:table-cell office:value-type="float" office:value="3.588">
                <text:p>3.5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3095">
                <text:p>0.263095</text:p>
              </table:table-cell>
              <table:table-cell office:value-type="float" office:value="4.485">
                <text:p>4.485</text:p>
              </table:table-cell>
              <table:table-cell office:value-type="float" office:value="0.621806738361258">
                <text:p>0.621806738361258</text:p>
              </table:table-cell>
              <table:table-cell office:value-type="float" office:value="4.485">
                <text:p>4.485</text:p>
              </table:table-cell>
              <table:table-cell office:value-type="float" office:value="0.617">
                <text:p>0.617</text:p>
              </table:table-cell>
              <table:table-cell office:value-type="float" office:value="4.485">
                <text:p>4.485</text:p>
              </table:table-cell>
              <table:table-cell office:value-type="float" office:value="0.306513">
                <text:p>0.306513</text:p>
              </table:table-cell>
              <table:table-cell office:value-type="float" office:value="4.485">
                <text:p>4.485</text:p>
              </table:table-cell>
              <table:table-cell office:value-type="float" office:value="0.26656">
                <text:p>0.26656</text:p>
              </table:table-cell>
              <table:table-cell office:value-type="float" office:value="4.485">
                <text:p>4.485</text:p>
              </table:table-cell>
              <table:table-cell office:value-type="float" office:value="0.317264">
                <text:p>0.317264</text:p>
              </table:table-cell>
              <table:table-cell office:value-type="float" office:value="4.485">
                <text:p>4.4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315">
                <text:p>0.36315</text:p>
              </table:table-cell>
              <table:table-cell office:value-type="float" office:value="5.382">
                <text:p>5.382</text:p>
              </table:table-cell>
              <table:table-cell office:value-type="float" office:value="0.837105426548084">
                <text:p>0.837105426548084</text:p>
              </table:table-cell>
              <table:table-cell office:value-type="float" office:value="5.382">
                <text:p>5.382</text:p>
              </table:table-cell>
              <table:table-cell office:value-type="float" office:value="0.833">
                <text:p>0.833</text:p>
              </table:table-cell>
              <table:table-cell office:value-type="float" office:value="5.382">
                <text:p>5.382</text:p>
              </table:table-cell>
              <table:table-cell office:value-type="float" office:value="0.448343">
                <text:p>0.448343</text:p>
              </table:table-cell>
              <table:table-cell office:value-type="float" office:value="5.382">
                <text:p>5.382</text:p>
              </table:table-cell>
              <table:table-cell office:value-type="float" office:value="0.367666">
                <text:p>0.367666</text:p>
              </table:table-cell>
              <table:table-cell office:value-type="float" office:value="5.382">
                <text:p>5.382</text:p>
              </table:table-cell>
              <table:table-cell office:value-type="float" office:value="0.46314">
                <text:p>0.46314</text:p>
              </table:table-cell>
              <table:table-cell office:value-type="float" office:value="5.382">
                <text:p>5.3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51826">
                <text:p>0.451826</text:p>
              </table:table-cell>
              <table:table-cell office:value-type="float" office:value="6.279">
                <text:p>6.279</text:p>
              </table:table-cell>
              <table:table-cell office:value-type="float" office:value="1.01053742495032">
                <text:p>1.01053742495032</text:p>
              </table:table-cell>
              <table:table-cell office:value-type="float" office:value="6.279">
                <text:p>6.279</text:p>
              </table:table-cell>
              <table:table-cell office:value-type="float" office:value="1.011">
                <text:p>1.011</text:p>
              </table:table-cell>
              <table:table-cell office:value-type="float" office:value="6.279">
                <text:p>6.279</text:p>
              </table:table-cell>
              <table:table-cell office:value-type="float" office:value="0.611189">
                <text:p>0.611189</text:p>
              </table:table-cell>
              <table:table-cell office:value-type="float" office:value="6.279">
                <text:p>6.279</text:p>
              </table:table-cell>
              <table:table-cell office:value-type="float" office:value="0.456629">
                <text:p>0.456629</text:p>
              </table:table-cell>
              <table:table-cell office:value-type="float" office:value="6.279">
                <text:p>6.279</text:p>
              </table:table-cell>
              <table:table-cell office:value-type="float" office:value="0.629313">
                <text:p>0.629313</text:p>
              </table:table-cell>
              <table:table-cell office:value-type="float" office:value="6.279">
                <text:p>6.2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1512">
                <text:p>0.51512</text:p>
              </table:table-cell>
              <table:table-cell office:value-type="float" office:value="7.176">
                <text:p>7.176</text:p>
              </table:table-cell>
              <table:table-cell office:value-type="float" office:value="1.10204233929382">
                <text:p>1.10204233929382</text:p>
              </table:table-cell>
              <table:table-cell office:value-type="float" office:value="7.176">
                <text:p>7.176</text:p>
              </table:table-cell>
              <table:table-cell office:value-type="float" office:value="1.112">
                <text:p>1.112</text:p>
              </table:table-cell>
              <table:table-cell office:value-type="float" office:value="7.176">
                <text:p>7.176</text:p>
              </table:table-cell>
              <table:table-cell office:value-type="float" office:value="0.740883">
                <text:p>0.740883</text:p>
              </table:table-cell>
              <table:table-cell office:value-type="float" office:value="7.176">
                <text:p>7.176</text:p>
              </table:table-cell>
              <table:table-cell office:value-type="float" office:value="0.521252">
                <text:p>0.521252</text:p>
              </table:table-cell>
              <table:table-cell office:value-type="float" office:value="7.176">
                <text:p>7.176</text:p>
              </table:table-cell>
              <table:table-cell office:value-type="float" office:value="0.794117">
                <text:p>0.794117</text:p>
              </table:table-cell>
              <table:table-cell office:value-type="float" office:value="7.176">
                <text:p>7.1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59977">
                <text:p>0.559977</text:p>
              </table:table-cell>
              <table:table-cell office:value-type="float" office:value="8.073">
                <text:p>8.073</text:p>
              </table:table-cell>
              <table:table-cell office:value-type="float" office:value="1.07788349928332">
                <text:p>1.07788349928332</text:p>
              </table:table-cell>
              <table:table-cell office:value-type="float" office:value="8.073">
                <text:p>8.073</text:p>
              </table:table-cell>
              <table:table-cell office:value-type="float" office:value="1.108">
                <text:p>1.108</text:p>
              </table:table-cell>
              <table:table-cell office:value-type="float" office:value="8.073">
                <text:p>8.073</text:p>
              </table:table-cell>
              <table:table-cell office:value-type="float" office:value="0.925402">
                <text:p>0.925402</text:p>
              </table:table-cell>
              <table:table-cell office:value-type="float" office:value="8.073">
                <text:p>8.073</text:p>
              </table:table-cell>
              <table:table-cell office:value-type="float" office:value="0.564707">
                <text:p>0.564707</text:p>
              </table:table-cell>
              <table:table-cell office:value-type="float" office:value="8.073">
                <text:p>8.073</text:p>
              </table:table-cell>
              <table:table-cell office:value-type="float" office:value="0.947265">
                <text:p>0.947265</text:p>
              </table:table-cell>
              <table:table-cell office:value-type="float" office:value="8.073">
                <text:p>8.0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5619">
                <text:p>0.595619</text:p>
              </table:table-cell>
              <table:table-cell office:value-type="float" office:value="8.97">
                <text:p>8.97</text:p>
              </table:table-cell>
              <table:table-cell office:value-type="float" office:value="0.676025458729978">
                <text:p>0.676025458729978</text:p>
              </table:table-cell>
              <table:table-cell office:value-type="float" office:value="8.97">
                <text:p>8.97</text:p>
              </table:table-cell>
              <table:table-cell office:value-type="float" office:value="0.843">
                <text:p>0.843</text:p>
              </table:table-cell>
              <table:table-cell office:value-type="float" office:value="8.97">
                <text:p>8.97</text:p>
              </table:table-cell>
              <table:table-cell office:value-type="float" office:value="1.07974">
                <text:p>1.07974</text:p>
              </table:table-cell>
              <table:table-cell office:value-type="float" office:value="8.97">
                <text:p>8.97</text:p>
              </table:table-cell>
              <table:table-cell office:value-type="float" office:value="0.604336">
                <text:p>0.604336</text:p>
              </table:table-cell>
              <table:table-cell office:value-type="float" office:value="8.97">
                <text:p>8.97</text:p>
              </table:table-cell>
              <table:table-cell office:value-type="float" office:value="1.11239">
                <text:p>1.11239</text:p>
              </table:table-cell>
              <table:table-cell office:value-type="float" office:value="8.97">
                <text:p>8.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